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25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3"/>
    <style:style style:name="ce6" style:family="table-cell" style:parent-style-name="Default" style:data-style-name="N126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reland Amazon Glacier</text:p>
          </table:table-cell>
          <table:table-cell table:number-columns-repeated="19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B/count</text:p>
          </table:table-cell>
          <table:table-cell table:number-columns-repeated="16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+1 yr Photo</text:p>
          </table:table-cell>
          <table:table-cell office:value-type="string" calcext:value-type="string">
            <text:p>+1 yr 1GB</text:p>
          </table:table-cell>
          <table:table-cell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i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eq</text:p>
          </table:table-cell>
          <table:table-cell table:style-name="Default" office:value-type="string" calcext:value-type="string">
            <text:p>Continuing</text:p>
          </table:table-cell>
          <table:table-cell table:style-name="Default" office:value-type="string" calcext:value-type="string">
            <text:p>Restore</text:p>
          </table:table-cell>
          <table:table-cell table:style-name="Default" office:value-type="string" calcext:value-type="string">
            <text:p>Restore GB</text:p>
          </table:table-cell>
          <table:table-cell table:style-name="Default" office:value-type="string" calcext:value-type="string">
            <text:p>Restore Req</text:p>
          </table:table-cell>
          <table:table-cell table:style-name="Default" office:value-type="string" calcext:value-type="string">
            <text:p>req%</text:p>
          </table:table-cell>
          <table:table-cell office:value-type="string" calcext:value-type="string">
            <text:p>OVH Store</text:p>
          </table:table-cell>
          <table:table-cell office:value-type="string" calcext:value-type="string">
            <text:p>OVH Restore</text:p>
          </table:table-cell>
        </table:table-row>
        <table:table-row table:style-name="ro1">
          <table:table-cell office:value-type="string" calcext:value-type="string">
            <text:p>Storage (GB)</text:p>
          </table:table-cell>
          <table:table-cell table:style-name="ce2" office:value-type="currency" office:currency="USD" office:value="0.004" calcext:value-type="currency">
            <text:p>$0.004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formula="of:=[.D4]*[.$B4]" office:value-type="currency" office:currency="USD" office:value="0.328" calcext:value-type="currency">
            <text:p>$0.3280</text:p>
          </table:table-cell>
          <table:table-cell table:style-name="ce2" table:formula="of:=[.E4]*[.$B4]" office:value-type="currency" office:currency="USD" office:value="0.096" calcext:value-type="currency">
            <text:p>$0.0960</text:p>
          </table:table-cell>
          <table:table-cell table:style-name="ce2" table:formula="of:=[.G4]+[.H4]" office:value-type="currency" office:currency="USD" office:value="0.424" calcext:value-type="currency">
            <text:p>$0.4240</text:p>
          </table:table-cell>
          <table:table-cell table:style-name="ce2" table:formula="of:=[.I4]*3" office:value-type="currency" office:currency="USD" office:value="1.272" calcext:value-type="currency">
            <text:p>$1.27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K4]*[.$B4]" office:value-type="currency" office:currency="USD" office:value="0.028" calcext:value-type="currency">
            <text:p>$0.0280</text:p>
          </table:table-cell>
          <table:table-cell table:style-name="ce2" table:formula="of:=[.L4]*[.$B4]" office:value-type="currency" office:currency="USD" office:value="0.004" calcext:value-type="currency">
            <text:p>$0.0040</text:p>
          </table:table-cell>
          <table:table-cell table:style-name="ce2" table:formula="of:=[.N4]+[.O4]" office:value-type="currency" office:currency="USD" office:value="0.032" calcext:value-type="currency">
            <text:p>$0.03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]+[.E4]" office:value-type="float" office:value="106" calcext:value-type="float">
            <text:p>106</text:p>
          </table:table-cell>
          <table:table-cell table:formula="of:=[.D5]+[.E5]" office:value-type="float" office:value="98000" calcext:value-type="float">
            <text:p>98000</text:p>
          </table:table-cell>
          <table:table-cell table:formula="of:=[.S4]*[.$B$4]+[.T4]*[.$B$5]/1000" office:value-type="currency" office:currency="USD" office:value="5.814" calcext:value-type="currency">
            <text:p>$5.81</text:p>
          </table:table-cell>
          <table:table-cell table:formula="of:=[.S4]*([.$B$9]+[.$B$11])+SUM([.$T$4:.T4])*([.$B$10]/1000)" office:value-type="currency" office:currency="USD" office:value="12.5" calcext:value-type="currency">
            <text:p>$12.50</text:p>
          </table:table-cell>
          <table:table-cell table:formula="of:=[.S4]*([.$B$9]+[.$B$11])" office:value-type="currency" office:currency="USD" office:value="9.805" calcext:value-type="currency">
            <text:p>$9.8050</text:p>
          </table:table-cell>
          <table:table-cell table:formula="of:=SUM([.$T$4:.T4])*([.$B$10]/1000)" office:value-type="currency" office:currency="USD" office:value="2.695" calcext:value-type="currency">
            <text:p>$2.6950</text:p>
          </table:table-cell>
          <table:table-cell table:formula="of:=[.X4]/[.V4]" office:value-type="percentage" office:value="0.2156" calcext:value-type="percentage">
            <text:p>21.56%</text:p>
          </table:table-cell>
          <table:table-cell table:formula="of:=[.S4]*([.$B$14]+[.$B$15])" office:value-type="float" office:value="1.4098" calcext:value-type="float">
            <text:p>1.4098</text:p>
          </table:table-cell>
          <table:table-cell table:formula="of:=[.S4]*([.$B$15])"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Request (1000)</text:p>
          </table:table-cell>
          <table:table-cell table:style-name="ce2" office:value-type="currency" office:currency="USD" office:value="0.055" calcext:value-type="currency">
            <text:p>$0.0550</text:p>
          </table:table-cell>
          <table:table-cell/>
          <table:table-cell office:value-type="float" office:value="94000" calcext:value-type="float">
            <text:p>94000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" table:formula="of:=[.D5]*[.$B5]/1000" office:value-type="currency" office:currency="USD" office:value="5.17" calcext:value-type="currency">
            <text:p>$5.1700</text:p>
          </table:table-cell>
          <table:table-cell table:style-name="ce2" table:formula="of:=[.E5]*[.$B5]/1000" office:value-type="currency" office:currency="USD" office:value="0.22" calcext:value-type="currency">
            <text:p>$0.2200</text:p>
          </table:table-cell>
          <table:table-cell table:style-name="ce2" table:formula="of:=[.G5]+[.H5]" office:value-type="currency" office:currency="USD" office:value="5.39" calcext:value-type="currency">
            <text:p>$5.39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K5]*[.$B5]/1000" office:value-type="currency" office:currency="USD" office:value="0.1265" calcext:value-type="currency">
            <text:p>$0.1265</text:p>
          </table:table-cell>
          <table:table-cell table:style-name="ce2" table:formula="of:=[.L5]*[.$B5]/1000" office:value-type="currency" office:currency="USD" office:value="0.055" calcext:value-type="currency">
            <text:p>$0.0550</text:p>
          </table:table-cell>
          <table:table-cell table:style-name="ce2" table:formula="of:=[.N5]+[.O5]" office:value-type="currency" office:currency="USD" office:value="0.1815" calcext:value-type="currency">
            <text:p>$0.181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4]+([.$K$4]+[.$L$4])/12" office:value-type="float" office:value="106.666666666667" calcext:value-type="float">
            <text:p>106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]*[.$B$4]+[.T5]*[.$B$5]/1000" office:value-type="currency" office:currency="USD" office:value="0.441791666666667" calcext:value-type="currency">
            <text:p>$0.44</text:p>
          </table:table-cell>
          <table:table-cell table:formula="of:=[.S5]*([.$B$9]+[.$B$11])+SUM([.$T$4:.T5])*([.$B$10]/1000)" office:value-type="currency" office:currency="USD" office:value="12.5692291666667" calcext:value-type="currency">
            <text:p>$12.57</text:p>
          </table:table-cell>
          <table:table-cell table:formula="of:=[.S5]*([.$B$9]+[.$B$11])" office:value-type="currency" office:currency="USD" office:value="9.86666666666667" calcext:value-type="currency">
            <text:p>$9.8667</text:p>
          </table:table-cell>
          <table:table-cell table:formula="of:=SUM([.$T$4:.T5])*([.$B$10]/1000)" office:value-type="currency" office:currency="USD" office:value="2.7025625" calcext:value-type="currency">
            <text:p>$2.7026</text:p>
          </table:table-cell>
          <table:table-cell table:formula="of:=[.X5]/[.V5]" office:value-type="percentage" office:value="0.21501417980087" calcext:value-type="percentage">
            <text:p>21.50%</text:p>
          </table:table-cell>
          <table:table-cell table:formula="of:=[.S5]*[.$B$14]+([.S5]-[.S4])*[.$B$15]" office:value-type="float" office:value="0.252666666666667" calcext:value-type="float">
            <text:p>0.2526666667</text:p>
          </table:table-cell>
          <table:table-cell table:formula="of:=[.S5]*([.$B$15])" office:value-type="float" office:value="1.17333333333333" calcext:value-type="float">
            <text:p>1.1733333333</text:p>
          </table:table-cell>
        </table:table-row>
        <table:table-row table:style-name="ro1">
          <table:table-cell office:value-type="string" calcext:value-type="string">
            <text:p>xfer in (GB)</text:p>
          </table:table-cell>
          <table:table-cell table:style-name="ce2" office:value-type="currency" office:currency="USD" office:value="0" calcext:value-type="currency">
            <text:p>$0.0000</text:p>
          </table:table-cell>
          <table:table-cell/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6]*[.$B6]" office:value-type="currency" office:currency="USD" office:value="0" calcext:value-type="currency">
            <text:p>$0.0000</text:p>
          </table:table-cell>
          <table:table-cell table:style-name="ce2" table:formula="of:=[.E6]*[.$B6]" office:value-type="currency" office:currency="USD" office:value="0" calcext:value-type="currency">
            <text:p>$0.0000</text:p>
          </table:table-cell>
          <table:table-cell table:style-name="ce2" table:formula="of:=[.G6]+[.H6]" office:value-type="currency" office:currency="USD" office:value="0" calcext:value-type="currency">
            <text:p>$0.000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6]*[.$B6]" office:value-type="currency" office:currency="USD" office:value="0" calcext:value-type="currency">
            <text:p>$0.0000</text:p>
          </table:table-cell>
          <table:table-cell table:style-name="ce2" table:formula="of:=[.L6]*[.$B6]" office:value-type="currency" office:currency="USD" office:value="0" calcext:value-type="currency">
            <text:p>$0.0000</text:p>
          </table:table-cell>
          <table:table-cell table:style-name="ce2" table:formula="of:=[.N6]+[.O6]" office:value-type="currency" office:currency="USD" office:value="0" calcext:value-type="currency">
            <text:p>$0.0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5]+([.$K$4]+[.$L$4])/12" office:value-type="float" office:value="107.333333333333" calcext:value-type="float">
            <text:p>107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]*[.$B$4]+[.T6]*[.$B$5]/1000" office:value-type="currency" office:currency="USD" office:value="0.444458333333333" calcext:value-type="currency">
            <text:p>$0.44</text:p>
          </table:table-cell>
          <table:table-cell table:formula="of:=[.S6]*([.$B$9]+[.$B$11])+SUM([.$T$4:.T6])*([.$B$10]/1000)" office:value-type="currency" office:currency="USD" office:value="12.6384583333333" calcext:value-type="currency">
            <text:p>$12.64</text:p>
          </table:table-cell>
          <table:table-cell table:formula="of:=[.S6]*([.$B$9]+[.$B$11])" office:value-type="currency" office:currency="USD" office:value="9.92833333333333" calcext:value-type="currency">
            <text:p>$9.9283</text:p>
          </table:table-cell>
          <table:table-cell table:formula="of:=SUM([.$T$4:.T6])*([.$B$10]/1000)" office:value-type="currency" office:currency="USD" office:value="2.710125" calcext:value-type="currency">
            <text:p>$2.7101</text:p>
          </table:table-cell>
          <table:table-cell table:formula="of:=[.X6]/[.V6]" office:value-type="percentage" office:value="0.214434777448462" calcext:value-type="percentage">
            <text:p>21.44%</text:p>
          </table:table-cell>
          <table:table-cell table:formula="of:=[.S6]*[.$B$14]+([.S6]-[.S5])*[.$B$15]" office:value-type="float" office:value="0.2542" calcext:value-type="float">
            <text:p>0.2542</text:p>
          </table:table-cell>
          <table:table-cell table:formula="of:=[.S6]*([.$B$15])" office:value-type="float" office:value="1.18066666666667" calcext:value-type="float">
            <text:p>1.1806666667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6"/>
          <table:table-cell table:style-name="ce2"/>
          <table:table-cell/>
          <table:table-cell office:value-type="float" office:value="4" calcext:value-type="float">
            <text:p>4</text:p>
          </table:table-cell>
          <table:table-cell table:formula="of:=[.S6]+([.$K$4]+[.$L$4])/12" office:value-type="float" office:value="108" calcext:value-type="float">
            <text:p>10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7]*[.$B$4]+[.T7]*[.$B$5]/1000" office:value-type="currency" office:currency="USD" office:value="0.447125" calcext:value-type="currency">
            <text:p>$0.45</text:p>
          </table:table-cell>
          <table:table-cell table:formula="of:=[.S7]*([.$B$9]+[.$B$11])+SUM([.$T$4:.T7])*([.$B$10]/1000)" office:value-type="currency" office:currency="USD" office:value="12.7076875" calcext:value-type="currency">
            <text:p>$12.71</text:p>
          </table:table-cell>
          <table:table-cell table:formula="of:=[.S7]*([.$B$9]+[.$B$11])" office:value-type="currency" office:currency="USD" office:value="9.99" calcext:value-type="currency">
            <text:p>$9.9900</text:p>
          </table:table-cell>
          <table:table-cell table:formula="of:=SUM([.$T$4:.T7])*([.$B$10]/1000)" office:value-type="currency" office:currency="USD" office:value="2.7176875" calcext:value-type="currency">
            <text:p>$2.7177</text:p>
          </table:table-cell>
          <table:table-cell table:formula="of:=[.X7]/[.V7]" office:value-type="percentage" office:value="0.213861688052999" calcext:value-type="percentage">
            <text:p>21.39%</text:p>
          </table:table-cell>
          <table:table-cell table:formula="of:=[.S7]*[.$B$14]+([.S7]-[.S6])*[.$B$15]" office:value-type="float" office:value="0.255733333333333" calcext:value-type="float">
            <text:p>0.2557333333</text:p>
          </table:table-cell>
          <table:table-cell table:formula="of:=[.S7]*([.$B$15])" office:value-type="float" office:value="1.188" calcext:value-type="float">
            <text:p>1.188</text:p>
          </table:table-cell>
        </table:table-row>
        <table:table-row table:style-name="ro1">
          <table:table-cell table:style-name="ce1" office:value-type="string" calcext:value-type="string">
            <text:p>Retrieve (Bulk 5-12 hour)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[.S7]+([.$K$4]+[.$L$4])/12" office:value-type="float" office:value="108.666666666667" calcext:value-type="float">
            <text:p>108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8]*[.$B$4]+[.T8]*[.$B$5]/1000" office:value-type="currency" office:currency="USD" office:value="0.449791666666667" calcext:value-type="currency">
            <text:p>$0.45</text:p>
          </table:table-cell>
          <table:table-cell table:formula="of:=[.S8]*([.$B$9]+[.$B$11])+SUM([.$T$4:.T8])*([.$B$10]/1000)" office:value-type="currency" office:currency="USD" office:value="12.7769166666667" calcext:value-type="currency">
            <text:p>$12.78</text:p>
          </table:table-cell>
          <table:table-cell table:formula="of:=[.S8]*([.$B$9]+[.$B$11])" office:value-type="currency" office:currency="USD" office:value="10.0516666666667" calcext:value-type="currency">
            <text:p>$10.0517</text:p>
          </table:table-cell>
          <table:table-cell table:formula="of:=SUM([.$T$4:.T8])*([.$B$10]/1000)" office:value-type="currency" office:currency="USD" office:value="2.72525" calcext:value-type="currency">
            <text:p>$2.7253</text:p>
          </table:table-cell>
          <table:table-cell table:formula="of:=[.X8]/[.V8]" office:value-type="percentage" office:value="0.213294808997998" calcext:value-type="percentage">
            <text:p>21.33%</text:p>
          </table:table-cell>
          <table:table-cell table:formula="of:=[.S8]*[.$B$14]+([.S8]-[.S7])*[.$B$15]" office:value-type="float" office:value="0.257266666666667" calcext:value-type="float">
            <text:p>0.2572666667</text:p>
          </table:table-cell>
          <table:table-cell table:formula="of:=[.S8]*([.$B$15])" office:value-type="float" office:value="1.19533333333333" calcext:value-type="float">
            <text:p>1.1953333333</text:p>
          </table:table-cell>
        </table:table-row>
        <table:table-row table:style-name="ro1">
          <table:table-cell office:value-type="string" calcext:value-type="string">
            <text:p>Retrieval (GB)</text:p>
          </table:table-cell>
          <table:table-cell table:style-name="ce2" office:value-type="currency" office:currency="USD" office:value="0.0025" calcext:value-type="currency">
            <text:p>$0.0025</text:p>
          </table:table-cell>
          <table:table-cell/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9]*[.$B9]" office:value-type="currency" office:currency="USD" office:value="0.205" calcext:value-type="currency">
            <text:p>$0.2050</text:p>
          </table:table-cell>
          <table:table-cell table:style-name="ce2" table:formula="of:=[.E9]*[.$B9]" office:value-type="currency" office:currency="USD" office:value="0.06" calcext:value-type="currency">
            <text:p>$0.0600</text:p>
          </table:table-cell>
          <table:table-cell table:style-name="ce2" table:formula="of:=[.G9]+[.H9]" office:value-type="currency" office:currency="USD" office:value="0.265" calcext:value-type="currency">
            <text:p>$0.265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9]*[.$B9]" office:value-type="currency" office:currency="USD" office:value="0.0175" calcext:value-type="currency">
            <text:p>$0.0175</text:p>
          </table:table-cell>
          <table:table-cell table:style-name="ce2" table:formula="of:=[.L9]*[.$B9]" office:value-type="currency" office:currency="USD" office:value="0.0025" calcext:value-type="currency">
            <text:p>$0.0025</text:p>
          </table:table-cell>
          <table:table-cell table:style-name="ce2" table:formula="of:=[.N9]+[.O9]" office:value-type="currency" office:currency="USD" office:value="0.02" calcext:value-type="currency">
            <text:p>$0.02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8]+([.$K$4]+[.$L$4])/12" office:value-type="float" office:value="109.333333333333" calcext:value-type="float">
            <text:p>109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9]*[.$B$4]+[.T9]*[.$B$5]/1000" office:value-type="currency" office:currency="USD" office:value="0.452458333333333" calcext:value-type="currency">
            <text:p>$0.45</text:p>
          </table:table-cell>
          <table:table-cell table:formula="of:=[.S9]*([.$B$9]+[.$B$11])+SUM([.$T$4:.T9])*([.$B$10]/1000)" office:value-type="currency" office:currency="USD" office:value="12.8461458333333" calcext:value-type="currency">
            <text:p>$12.85</text:p>
          </table:table-cell>
          <table:table-cell table:formula="of:=[.S9]*([.$B$9]+[.$B$11])" office:value-type="currency" office:currency="USD" office:value="10.1133333333333" calcext:value-type="currency">
            <text:p>$10.1133</text:p>
          </table:table-cell>
          <table:table-cell table:formula="of:=SUM([.$T$4:.T9])*([.$B$10]/1000)" office:value-type="currency" office:currency="USD" office:value="2.7328125" calcext:value-type="currency">
            <text:p>$2.7328</text:p>
          </table:table-cell>
          <table:table-cell table:formula="of:=[.X9]/[.V9]" office:value-type="percentage" office:value="0.212734039879017" calcext:value-type="percentage">
            <text:p>21.27%</text:p>
          </table:table-cell>
          <table:table-cell table:formula="of:=[.S9]*[.$B$14]+([.S9]-[.S8])*[.$B$15]" office:value-type="float" office:value="0.2588" calcext:value-type="float">
            <text:p>0.2588</text:p>
          </table:table-cell>
          <table:table-cell table:formula="of:=[.S9]*([.$B$15])" office:value-type="float" office:value="1.20266666666667" calcext:value-type="float">
            <text:p>1.2026666667</text:p>
          </table:table-cell>
        </table:table-row>
        <table:table-row table:style-name="ro1">
          <table:table-cell office:value-type="string" calcext:value-type="string">
            <text:p>Request (1000)</text:p>
          </table:table-cell>
          <table:table-cell table:style-name="ce2" office:value-type="currency" office:currency="USD" office:value="0.0275" calcext:value-type="currency">
            <text:p>$0.0275</text:p>
          </table:table-cell>
          <table:table-cell/>
          <table:table-cell table:formula="of:=[.D5]" office:value-type="float" office:value="94000" calcext:value-type="float">
            <text:p>94000</text:p>
          </table:table-cell>
          <table:table-cell table:formula="of:=[.E5]" office:value-type="float" office:value="4000" calcext:value-type="float">
            <text:p>4000</text:p>
          </table:table-cell>
          <table:table-cell/>
          <table:table-cell table:style-name="ce2" table:formula="of:=[.D10]*[.$B10]/1000" office:value-type="currency" office:currency="USD" office:value="2.585" calcext:value-type="currency">
            <text:p>$2.5850</text:p>
          </table:table-cell>
          <table:table-cell table:style-name="ce2" table:formula="of:=[.E10]*[.$B10]/1000" office:value-type="currency" office:currency="USD" office:value="0.11" calcext:value-type="currency">
            <text:p>$0.1100</text:p>
          </table:table-cell>
          <table:table-cell table:style-name="ce2" table:formula="of:=[.G10]+[.H10]" office:value-type="currency" office:currency="USD" office:value="2.695" calcext:value-type="currency">
            <text:p>$2.6950</text:p>
          </table:table-cell>
          <table:table-cell/>
          <table:table-cell table:formula="of:=[.K5]" office:value-type="float" office:value="2300" calcext:value-type="float">
            <text:p>2300</text:p>
          </table:table-cell>
          <table:table-cell table:formula="of:=[.L5]" office:value-type="float" office:value="1000" calcext:value-type="float">
            <text:p>1000</text:p>
          </table:table-cell>
          <table:table-cell/>
          <table:table-cell table:style-name="ce2" table:formula="of:=[.K10]*[.$B10]/1000" office:value-type="currency" office:currency="USD" office:value="0.06325" calcext:value-type="currency">
            <text:p>$0.0633</text:p>
          </table:table-cell>
          <table:table-cell table:style-name="ce2" table:formula="of:=[.L10]*[.$B10]/1000" office:value-type="currency" office:currency="USD" office:value="0.0275" calcext:value-type="currency">
            <text:p>$0.0275</text:p>
          </table:table-cell>
          <table:table-cell table:style-name="ce2" table:formula="of:=[.N10]+[.O10]" office:value-type="currency" office:currency="USD" office:value="0.09075" calcext:value-type="currency">
            <text:p>$0.090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S9]+([.$K$4]+[.$L$4])/12" office:value-type="float" office:value="110" calcext:value-type="float">
            <text:p>11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0]*[.$B$4]+[.T10]*[.$B$5]/1000" office:value-type="currency" office:currency="USD" office:value="0.455125" calcext:value-type="currency">
            <text:p>$0.46</text:p>
          </table:table-cell>
          <table:table-cell table:formula="of:=[.S10]*([.$B$9]+[.$B$11])+SUM([.$T$4:.T10])*([.$B$10]/1000)" office:value-type="currency" office:currency="USD" office:value="12.915375" calcext:value-type="currency">
            <text:p>$12.92</text:p>
          </table:table-cell>
          <table:table-cell table:formula="of:=[.S10]*([.$B$9]+[.$B$11])" office:value-type="currency" office:currency="USD" office:value="10.175" calcext:value-type="currency">
            <text:p>$10.1750</text:p>
          </table:table-cell>
          <table:table-cell table:formula="of:=SUM([.$T$4:.T10])*([.$B$10]/1000)" office:value-type="currency" office:currency="USD" office:value="2.740375" calcext:value-type="currency">
            <text:p>$2.7404</text:p>
          </table:table-cell>
          <table:table-cell table:formula="of:=[.X10]/[.V10]" office:value-type="percentage" office:value="0.212179282444373" calcext:value-type="percentage">
            <text:p>21.22%</text:p>
          </table:table-cell>
          <table:table-cell table:formula="of:=[.S10]*[.$B$14]+([.S10]-[.S9])*[.$B$15]" office:value-type="float" office:value="0.260333333333333" calcext:value-type="float">
            <text:p>0.2603333333</text:p>
          </table:table-cell>
          <table:table-cell table:formula="of:=[.S10]*([.$B$15])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xfer out (GB)</text:p>
          </table:table-cell>
          <table:table-cell table:style-name="ce2" office:value-type="currency" office:currency="USD" office:value="0.09" calcext:value-type="currency">
            <text:p>$0.0900</text:p>
          </table:table-cell>
          <table:table-cell office:value-type="string" calcext:value-type="string">
            <text:p>First GB Free</text:p>
          </table:table-cell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11]*[.$B11]" office:value-type="currency" office:currency="USD" office:value="7.38" calcext:value-type="currency">
            <text:p>$7.3800</text:p>
          </table:table-cell>
          <table:table-cell table:style-name="ce2" table:formula="of:=[.E11]*[.$B11]" office:value-type="currency" office:currency="USD" office:value="2.16" calcext:value-type="currency">
            <text:p>$2.1600</text:p>
          </table:table-cell>
          <table:table-cell table:style-name="ce2" table:formula="of:=[.G11]+[.H11]" office:value-type="currency" office:currency="USD" office:value="9.54" calcext:value-type="currency">
            <text:p>$9.540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11]*[.$B11]" office:value-type="currency" office:currency="USD" office:value="0.63" calcext:value-type="currency">
            <text:p>$0.6300</text:p>
          </table:table-cell>
          <table:table-cell table:style-name="ce2" table:formula="of:=[.L11]*[.$B11]" office:value-type="currency" office:currency="USD" office:value="0.09" calcext:value-type="currency">
            <text:p>$0.0900</text:p>
          </table:table-cell>
          <table:table-cell table:style-name="ce2" table:formula="of:=[.N11]+[.O11]" office:value-type="currency" office:currency="USD" office:value="0.72" calcext:value-type="currency">
            <text:p>$0.7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S10]+([.$K$4]+[.$L$4])/12" office:value-type="float" office:value="110.666666666667" calcext:value-type="float">
            <text:p>110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1]*[.$B$4]+[.T11]*[.$B$5]/1000" office:value-type="currency" office:currency="USD" office:value="0.457791666666667" calcext:value-type="currency">
            <text:p>$0.46</text:p>
          </table:table-cell>
          <table:table-cell table:formula="of:=[.S11]*([.$B$9]+[.$B$11])+SUM([.$T$4:.T11])*([.$B$10]/1000)" office:value-type="currency" office:currency="USD" office:value="12.9846041666667" calcext:value-type="currency">
            <text:p>$12.98</text:p>
          </table:table-cell>
          <table:table-cell table:formula="of:=[.S11]*([.$B$9]+[.$B$11])" office:value-type="currency" office:currency="USD" office:value="10.2366666666667" calcext:value-type="currency">
            <text:p>$10.2367</text:p>
          </table:table-cell>
          <table:table-cell table:formula="of:=SUM([.$T$4:.T11])*([.$B$10]/1000)" office:value-type="currency" office:currency="USD" office:value="2.7479375" calcext:value-type="currency">
            <text:p>$2.7479</text:p>
          </table:table-cell>
          <table:table-cell table:formula="of:=[.X11]/[.V11]" office:value-type="percentage" office:value="0.211630440537752" calcext:value-type="percentage">
            <text:p>21.16%</text:p>
          </table:table-cell>
          <table:table-cell table:formula="of:=[.S11]*[.$B$14]+([.S11]-[.S10])*[.$B$15]" office:value-type="float" office:value="0.261866666666667" calcext:value-type="float">
            <text:p>0.2618666667</text:p>
          </table:table-cell>
          <table:table-cell table:formula="of:=[.S11]*([.$B$15])" office:value-type="float" office:value="1.21733333333333" calcext:value-type="float">
            <text:p>1.2173333333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table:formula="of:=[.S11]+([.$K$4]+[.$L$4])/12" office:value-type="float" office:value="111.333333333333" calcext:value-type="float">
            <text:p>111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2]*[.$B$4]+[.T12]*[.$B$5]/1000" office:value-type="currency" office:currency="USD" office:value="0.460458333333333" calcext:value-type="currency">
            <text:p>$0.46</text:p>
          </table:table-cell>
          <table:table-cell table:formula="of:=[.S12]*([.$B$9]+[.$B$11])+SUM([.$T$4:.T12])*([.$B$10]/1000)" office:value-type="currency" office:currency="USD" office:value="13.0538333333333" calcext:value-type="currency">
            <text:p>$13.05</text:p>
          </table:table-cell>
          <table:table-cell table:formula="of:=[.S12]*([.$B$9]+[.$B$11])" office:value-type="currency" office:currency="USD" office:value="10.2983333333333" calcext:value-type="currency">
            <text:p>$10.2983</text:p>
          </table:table-cell>
          <table:table-cell table:formula="of:=SUM([.$T$4:.T12])*([.$B$10]/1000)" office:value-type="currency" office:currency="USD" office:value="2.7555" calcext:value-type="currency">
            <text:p>$2.7555</text:p>
          </table:table-cell>
          <table:table-cell table:formula="of:=[.X12]/[.V12]" office:value-type="percentage" office:value="0.211087420042644" calcext:value-type="percentage">
            <text:p>21.11%</text:p>
          </table:table-cell>
          <table:table-cell table:formula="of:=[.S12]*[.$B$14]+([.S12]-[.S11])*[.$B$15]" office:value-type="float" office:value="0.2634" calcext:value-type="float">
            <text:p>0.2634</text:p>
          </table:table-cell>
          <table:table-cell table:formula="of:=[.S12]*([.$B$15])" office:value-type="float" office:value="1.22466666666667" calcext:value-type="float">
            <text:p>1.2246666667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table:formula="of:=[.S12]+([.$K$4]+[.$L$4])/12" office:value-type="float" office:value="112" calcext:value-type="float">
            <text:p>11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3]*[.$B$4]+[.T13]*[.$B$5]/1000" office:value-type="currency" office:currency="USD" office:value="0.463125" calcext:value-type="currency">
            <text:p>$0.46</text:p>
          </table:table-cell>
          <table:table-cell table:formula="of:=[.S13]*([.$B$9]+[.$B$11])+SUM([.$T$4:.T13])*([.$B$10]/1000)" office:value-type="currency" office:currency="USD" office:value="13.1230625" calcext:value-type="currency">
            <text:p>$13.12</text:p>
          </table:table-cell>
          <table:table-cell table:formula="of:=[.S13]*([.$B$9]+[.$B$11])" office:value-type="currency" office:currency="USD" office:value="10.36" calcext:value-type="currency">
            <text:p>$10.3600</text:p>
          </table:table-cell>
          <table:table-cell table:formula="of:=SUM([.$T$4:.T13])*([.$B$10]/1000)" office:value-type="currency" office:currency="USD" office:value="2.7630625" calcext:value-type="currency">
            <text:p>$2.7631</text:p>
          </table:table-cell>
          <table:table-cell table:formula="of:=[.X13]/[.V13]" office:value-type="percentage" office:value="0.210550128828541" calcext:value-type="percentage">
            <text:p>21.06%</text:p>
          </table:table-cell>
          <table:table-cell table:formula="of:=[.S13]*[.$B$14]+([.S13]-[.S12])*[.$B$15]" office:value-type="float" office:value="0.264933333333333" calcext:value-type="float">
            <text:p>0.2649333333</text:p>
          </table:table-cell>
          <table:table-cell table:formula="of:=[.S13]*([.$B$15])"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0.0023" calcext:value-type="float">
            <text:p>0.0023</text:p>
          </table:table-cell>
          <table:table-cell table:number-columns-repeated="5"/>
          <table:table-cell office:value-type="string" calcext:value-type="string">
            <text:p>1st Month</text:p>
          </table:table-cell>
          <table:table-cell table:style-name="ce3" table:formula="of:=SUM([.I4:.I6])" office:value-type="currency" office:currency="USD" office:value="5.814" calcext:value-type="currency">
            <text:p>$5.81</text:p>
          </table:table-cell>
          <table:table-cell table:number-columns-repeated="5"/>
          <table:table-cell office:value-type="string" calcext:value-type="string">
            <text:p>1st Month</text:p>
          </table:table-cell>
          <table:table-cell table:style-name="ce3" table:formula="of:=SUM([.P4:.P6])" office:value-type="currency" office:currency="USD" office:value="0.2135" calcext:value-type="currency">
            <text:p>$0.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S13]+([.$K$4]+[.$L$4])/12" office:value-type="float" office:value="112.666666666667" calcext:value-type="float">
            <text:p>112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4]*[.$B$4]+[.T14]*[.$B$5]/1000" office:value-type="currency" office:currency="USD" office:value="0.465791666666667" calcext:value-type="currency">
            <text:p>$0.47</text:p>
          </table:table-cell>
          <table:table-cell table:formula="of:=[.S14]*([.$B$9]+[.$B$11])+SUM([.$T$4:.T14])*([.$B$10]/1000)" office:value-type="currency" office:currency="USD" office:value="13.1922916666667" calcext:value-type="currency">
            <text:p>$13.19</text:p>
          </table:table-cell>
          <table:table-cell table:formula="of:=[.S14]*([.$B$9]+[.$B$11])" office:value-type="currency" office:currency="USD" office:value="10.4216666666667" calcext:value-type="currency">
            <text:p>$10.4217</text:p>
          </table:table-cell>
          <table:table-cell table:formula="of:=SUM([.$T$4:.T14])*([.$B$10]/1000)" office:value-type="currency" office:currency="USD" office:value="2.770625" calcext:value-type="currency">
            <text:p>$2.7706</text:p>
          </table:table-cell>
          <table:table-cell table:formula="of:=[.X14]/[.V14]" office:value-type="percentage" office:value="0.21001847669883" calcext:value-type="percentage">
            <text:p>21.00%</text:p>
          </table:table-cell>
          <table:table-cell table:formula="of:=[.S14]*[.$B$14]+([.S14]-[.S13])*[.$B$15]" office:value-type="float" office:value="0.266466666666667" calcext:value-type="float">
            <text:p>0.2664666667</text:p>
          </table:table-cell>
          <table:table-cell table:formula="of:=[.S14]*([.$B$15])" office:value-type="float" office:value="1.23933333333333" calcext:value-type="float">
            <text:p>1.2393333333</text:p>
          </table:table-cell>
        </table:table-row>
        <table:table-row table:style-name="ro1">
          <table:table-cell office:value-type="string" calcext:value-type="string">
            <text:p>xfer in (GB)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  <table:table-cell office:value-type="string" calcext:value-type="string">
            <text:p>2nd Month</text:p>
          </table:table-cell>
          <table:table-cell table:style-name="ce3" table:formula="of:=[.I4]" office:value-type="currency" office:currency="USD" office:value="0.424" calcext:value-type="currency">
            <text:p>$0.42</text:p>
          </table:table-cell>
          <table:table-cell table:number-columns-repeated="5"/>
          <table:table-cell office:value-type="string" calcext:value-type="string">
            <text:p>2nd Month</text:p>
          </table:table-cell>
          <table:table-cell table:style-name="ce3" table:formula="of:=[.P4]" office:value-type="currency" office:currency="USD" office:value="0.032" calcext:value-type="currency">
            <text:p>$0.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S14]+([.$K$4]+[.$L$4])/12" office:value-type="float" office:value="113.333333333333" calcext:value-type="float">
            <text:p>113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5]*[.$B$4]+[.T15]*[.$B$5]/1000" office:value-type="currency" office:currency="USD" office:value="0.468458333333334" calcext:value-type="currency">
            <text:p>$0.47</text:p>
          </table:table-cell>
          <table:table-cell table:formula="of:=[.S15]*([.$B$9]+[.$B$11])+SUM([.$T$4:.T15])*([.$B$10]/1000)" office:value-type="currency" office:currency="USD" office:value="13.2615208333333" calcext:value-type="currency">
            <text:p>$13.26</text:p>
          </table:table-cell>
          <table:table-cell table:formula="of:=[.S15]*([.$B$9]+[.$B$11])" office:value-type="currency" office:currency="USD" office:value="10.4833333333333" calcext:value-type="currency">
            <text:p>$10.4833</text:p>
          </table:table-cell>
          <table:table-cell table:formula="of:=SUM([.$T$4:.T15])*([.$B$10]/1000)" office:value-type="currency" office:currency="USD" office:value="2.7781875" calcext:value-type="currency">
            <text:p>$2.7782</text:p>
          </table:table-cell>
          <table:table-cell table:formula="of:=[.X15]/[.V15]" office:value-type="percentage" office:value="0.209492375340309" calcext:value-type="percentage">
            <text:p>20.95%</text:p>
          </table:table-cell>
          <table:table-cell table:formula="of:=[.S15]*[.$B$14]+([.S15]-[.S14])*[.$B$15]" office:value-type="float" office:value="0.268" calcext:value-type="float">
            <text:p>0.268</text:p>
          </table:table-cell>
          <table:table-cell table:formula="of:=[.S15]*([.$B$15])" office:value-type="float" office:value="1.24666666666667" calcext:value-type="float">
            <text:p>1.24666666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tore</text:p>
          </table:table-cell>
          <table:table-cell table:style-name="ce3" table:formula="of:=SUM([.I9:.I11])" office:value-type="currency" office:currency="USD" office:value="12.5" calcext:value-type="currency">
            <text:p>$12.50</text:p>
          </table:table-cell>
          <table:table-cell table:number-columns-repeated="5"/>
          <table:table-cell office:value-type="string" calcext:value-type="string">
            <text:p>Restore</text:p>
          </table:table-cell>
          <table:table-cell table:style-name="ce3" table:formula="of:=SUM([.P9:.P11])" office:value-type="currency" office:currency="USD" office:value="0.83075" calcext:value-type="currency">
            <text:p>$0.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S15]+([.$K$4]+[.$L$4])/12" office:value-type="float" office:value="114" calcext:value-type="float">
            <text:p>11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6]*[.$B$4]+[.T16]*[.$B$5]/1000" office:value-type="currency" office:currency="USD" office:value="0.471125" calcext:value-type="currency">
            <text:p>$0.47</text:p>
          </table:table-cell>
          <table:table-cell table:formula="of:=[.S16]*([.$B$9]+[.$B$11])+SUM([.$T$4:.T16])*([.$B$10]/1000)" office:value-type="currency" office:currency="USD" office:value="13.33075" calcext:value-type="currency">
            <text:p>$13.33</text:p>
          </table:table-cell>
          <table:table-cell table:formula="of:=[.S16]*([.$B$9]+[.$B$11])" office:value-type="currency" office:currency="USD" office:value="10.545" calcext:value-type="currency">
            <text:p>$10.5450</text:p>
          </table:table-cell>
          <table:table-cell table:formula="of:=SUM([.$T$4:.T16])*([.$B$10]/1000)" office:value-type="currency" office:currency="USD" office:value="2.78575" calcext:value-type="currency">
            <text:p>$2.7858</text:p>
          </table:table-cell>
          <table:table-cell table:formula="of:=[.X16]/[.V16]" office:value-type="percentage" office:value="0.208971738274291" calcext:value-type="percentage">
            <text:p>20.90%</text:p>
          </table:table-cell>
          <table:table-cell table:formula="of:=[.S16]*[.$B$14]+([.S16]-[.S15])*[.$B$15]" office:value-type="float" office:value="0.269533333333333" calcext:value-type="float">
            <text:p>0.2695333333</text:p>
          </table:table-cell>
          <table:table-cell table:formula="of:=[.S16]*([.$B$15])" office:value-type="float" office:value="1.254" calcext:value-type="float">
            <text:p>1.254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table:formula="of:=[.S16]+([.$K$4]+[.$L$4])/12" office:value-type="float" office:value="114.666666666667" calcext:value-type="float">
            <text:p>114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7]*[.$B$4]+[.T17]*[.$B$5]/1000" office:value-type="currency" office:currency="USD" office:value="0.473791666666667" calcext:value-type="currency">
            <text:p>$0.47</text:p>
          </table:table-cell>
          <table:table-cell table:formula="of:=[.S17]*([.$B$9]+[.$B$11])+SUM([.$T$4:.T17])*([.$B$10]/1000)" office:value-type="currency" office:currency="USD" office:value="13.3999791666667" calcext:value-type="currency">
            <text:p>$13.40</text:p>
          </table:table-cell>
          <table:table-cell table:formula="of:=[.S17]*([.$B$9]+[.$B$11])" office:value-type="currency" office:currency="USD" office:value="10.6066666666667" calcext:value-type="currency">
            <text:p>$10.6067</text:p>
          </table:table-cell>
          <table:table-cell table:formula="of:=SUM([.$T$4:.T17])*([.$B$10]/1000)" office:value-type="currency" office:currency="USD" office:value="2.7933125" calcext:value-type="currency">
            <text:p>$2.7933</text:p>
          </table:table-cell>
          <table:table-cell table:formula="of:=[.X17]/[.V17]" office:value-type="percentage" office:value="0.208456480809205" calcext:value-type="percentage">
            <text:p>20.85%</text:p>
          </table:table-cell>
          <table:table-cell table:formula="of:=[.S17]*[.$B$14]+([.S17]-[.S16])*[.$B$15]" office:value-type="float" office:value="0.271066666666667" calcext:value-type="float">
            <text:p>0.2710666667</text:p>
          </table:table-cell>
          <table:table-cell table:formula="of:=[.S17]*([.$B$15])" office:value-type="float" office:value="1.26133333333333" calcext:value-type="float">
            <text:p>1.2613333333</text:p>
          </table:table-cell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table:formula="of:=[.S17]+([.$K$4]+[.$L$4])/12" office:value-type="float" office:value="115.333333333333" calcext:value-type="float">
            <text:p>115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8]*[.$B$4]+[.T18]*[.$B$5]/1000" office:value-type="currency" office:currency="USD" office:value="0.476458333333334" calcext:value-type="currency">
            <text:p>$0.48</text:p>
          </table:table-cell>
          <table:table-cell table:formula="of:=[.S18]*([.$B$9]+[.$B$11])+SUM([.$T$4:.T18])*([.$B$10]/1000)" office:value-type="currency" office:currency="USD" office:value="13.4692083333333" calcext:value-type="currency">
            <text:p>$13.47</text:p>
          </table:table-cell>
          <table:table-cell table:formula="of:=[.S18]*([.$B$9]+[.$B$11])" office:value-type="currency" office:currency="USD" office:value="10.6683333333333" calcext:value-type="currency">
            <text:p>$10.6683</text:p>
          </table:table-cell>
          <table:table-cell table:formula="of:=SUM([.$T$4:.T18])*([.$B$10]/1000)" office:value-type="currency" office:currency="USD" office:value="2.800875" calcext:value-type="currency">
            <text:p>$2.8009</text:p>
          </table:table-cell>
          <table:table-cell table:formula="of:=[.X18]/[.V18]" office:value-type="percentage" office:value="0.207946519994679" calcext:value-type="percentage">
            <text:p>20.7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table:formula="of:=[.S18]+([.$K$4]+[.$L$4])/12" office:value-type="float" office:value="116" calcext:value-type="float">
            <text:p>11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9]*[.$B$4]+[.T19]*[.$B$5]/1000" office:value-type="currency" office:currency="USD" office:value="0.479125" calcext:value-type="currency">
            <text:p>$0.48</text:p>
          </table:table-cell>
          <table:table-cell table:formula="of:=[.S19]*([.$B$9]+[.$B$11])+SUM([.$T$4:.T19])*([.$B$10]/1000)" office:value-type="currency" office:currency="USD" office:value="13.5384375" calcext:value-type="currency">
            <text:p>$13.54</text:p>
          </table:table-cell>
          <table:table-cell table:formula="of:=[.S19]*([.$B$9]+[.$B$11])" office:value-type="currency" office:currency="USD" office:value="10.73" calcext:value-type="currency">
            <text:p>$10.7300</text:p>
          </table:table-cell>
          <table:table-cell table:formula="of:=SUM([.$T$4:.T19])*([.$B$10]/1000)" office:value-type="currency" office:currency="USD" office:value="2.8084375" calcext:value-type="currency">
            <text:p>$2.8084</text:p>
          </table:table-cell>
          <table:table-cell table:formula="of:=[.X19]/[.V19]" office:value-type="percentage" office:value="0.207441774577014" calcext:value-type="percentage">
            <text:p>20.7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formula="of:=[.S19]+([.$K$4]+[.$L$4])/12" office:value-type="float" office:value="116.666666666667" calcext:value-type="float">
            <text:p>116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0]*[.$B$4]+[.T20]*[.$B$5]/1000" office:value-type="currency" office:currency="USD" office:value="0.481791666666667" calcext:value-type="currency">
            <text:p>$0.48</text:p>
          </table:table-cell>
          <table:table-cell table:formula="of:=[.S20]*([.$B$9]+[.$B$11])+SUM([.$T$4:.T20])*([.$B$10]/1000)" office:value-type="currency" office:currency="USD" office:value="13.6076666666667" calcext:value-type="currency">
            <text:p>$13.61</text:p>
          </table:table-cell>
          <table:table-cell table:formula="of:=[.S20]*([.$B$9]+[.$B$11])" office:value-type="currency" office:currency="USD" office:value="10.7916666666667" calcext:value-type="currency">
            <text:p>$10.7917</text:p>
          </table:table-cell>
          <table:table-cell table:formula="of:=SUM([.$T$4:.T20])*([.$B$10]/1000)" office:value-type="currency" office:currency="USD" office:value="2.816" calcext:value-type="currency">
            <text:p>$2.8160</text:p>
          </table:table-cell>
          <table:table-cell table:formula="of:=[.X20]/[.V20]" office:value-type="percentage" office:value="0.20694216495603" calcext:value-type="percentage">
            <text:p>20.6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table:formula="of:=[.S20]+([.$K$4]+[.$L$4])/12" office:value-type="float" office:value="117.333333333333" calcext:value-type="float">
            <text:p>117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1]*[.$B$4]+[.T21]*[.$B$5]/1000" office:value-type="currency" office:currency="USD" office:value="0.484458333333334" calcext:value-type="currency">
            <text:p>$0.48</text:p>
          </table:table-cell>
          <table:table-cell table:formula="of:=[.S21]*([.$B$9]+[.$B$11])+SUM([.$T$4:.T21])*([.$B$10]/1000)" office:value-type="currency" office:currency="USD" office:value="13.6768958333333" calcext:value-type="currency">
            <text:p>$13.68</text:p>
          </table:table-cell>
          <table:table-cell table:formula="of:=[.S21]*([.$B$9]+[.$B$11])" office:value-type="currency" office:currency="USD" office:value="10.8533333333333" calcext:value-type="currency">
            <text:p>$10.8533</text:p>
          </table:table-cell>
          <table:table-cell table:formula="of:=SUM([.$T$4:.T21])*([.$B$10]/1000)" office:value-type="currency" office:currency="USD" office:value="2.8235625" calcext:value-type="currency">
            <text:p>$2.8236</text:p>
          </table:table-cell>
          <table:table-cell table:formula="of:=[.X21]/[.V21]" office:value-type="percentage" office:value="0.206447613143211" calcext:value-type="percentage">
            <text:p>20.6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table:formula="of:=[.S21]+([.$K$4]+[.$L$4])/12" office:value-type="float" office:value="118" calcext:value-type="float">
            <text:p>11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2]*[.$B$4]+[.T22]*[.$B$5]/1000" office:value-type="currency" office:currency="USD" office:value="0.487125" calcext:value-type="currency">
            <text:p>$0.49</text:p>
          </table:table-cell>
          <table:table-cell table:formula="of:=[.S22]*([.$B$9]+[.$B$11])+SUM([.$T$4:.T22])*([.$B$10]/1000)" office:value-type="currency" office:currency="USD" office:value="13.746125" calcext:value-type="currency">
            <text:p>$13.75</text:p>
          </table:table-cell>
          <table:table-cell table:formula="of:=[.S22]*([.$B$9]+[.$B$11])" office:value-type="currency" office:currency="USD" office:value="10.915" calcext:value-type="currency">
            <text:p>$10.9150</text:p>
          </table:table-cell>
          <table:table-cell table:formula="of:=SUM([.$T$4:.T22])*([.$B$10]/1000)" office:value-type="currency" office:currency="USD" office:value="2.831125" calcext:value-type="currency">
            <text:p>$2.8311</text:p>
          </table:table-cell>
          <table:table-cell table:formula="of:=[.X22]/[.V22]" office:value-type="percentage" office:value="0.20595804272113" calcext:value-type="percentage">
            <text:p>20.6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formula="of:=[.S22]+([.$K$4]+[.$L$4])/12" office:value-type="float" office:value="118.666666666667" calcext:value-type="float">
            <text:p>118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3]*[.$B$4]+[.T23]*[.$B$5]/1000" office:value-type="currency" office:currency="USD" office:value="0.489791666666667" calcext:value-type="currency">
            <text:p>$0.49</text:p>
          </table:table-cell>
          <table:table-cell table:formula="of:=[.S23]*([.$B$9]+[.$B$11])+SUM([.$T$4:.T23])*([.$B$10]/1000)" office:value-type="currency" office:currency="USD" office:value="13.8153541666667" calcext:value-type="currency">
            <text:p>$13.82</text:p>
          </table:table-cell>
          <table:table-cell table:formula="of:=[.S23]*([.$B$9]+[.$B$11])" office:value-type="currency" office:currency="USD" office:value="10.9766666666667" calcext:value-type="currency">
            <text:p>$10.9767</text:p>
          </table:table-cell>
          <table:table-cell table:formula="of:=SUM([.$T$4:.T23])*([.$B$10]/1000)" office:value-type="currency" office:currency="USD" office:value="2.8386875" calcext:value-type="currency">
            <text:p>$2.8387</text:p>
          </table:table-cell>
          <table:table-cell table:formula="of:=[.X23]/[.V23]" office:value-type="percentage" office:value="0.205473378804078" calcext:value-type="percentage">
            <text:p>20.5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table:formula="of:=[.S23]+([.$K$4]+[.$L$4])/12" office:value-type="float" office:value="119.333333333333" calcext:value-type="float">
            <text:p>119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4]*[.$B$4]+[.T24]*[.$B$5]/1000" office:value-type="currency" office:currency="USD" office:value="0.492458333333334" calcext:value-type="currency">
            <text:p>$0.49</text:p>
          </table:table-cell>
          <table:table-cell table:formula="of:=[.S24]*([.$B$9]+[.$B$11])+SUM([.$T$4:.T24])*([.$B$10]/1000)" office:value-type="currency" office:currency="USD" office:value="13.8845833333333" calcext:value-type="currency">
            <text:p>$13.88</text:p>
          </table:table-cell>
          <table:table-cell table:formula="of:=[.S24]*([.$B$9]+[.$B$11])" office:value-type="currency" office:currency="USD" office:value="11.0383333333333" calcext:value-type="currency">
            <text:p>$11.0383</text:p>
          </table:table-cell>
          <table:table-cell table:formula="of:=SUM([.$T$4:.T24])*([.$B$10]/1000)" office:value-type="currency" office:currency="USD" office:value="2.84625" calcext:value-type="currency">
            <text:p>$2.8463</text:p>
          </table:table-cell>
          <table:table-cell table:formula="of:=[.X24]/[.V24]" office:value-type="percentage" office:value="0.20499354799988" calcext:value-type="percentage">
            <text:p>20.5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table:formula="of:=[.S24]+([.$K$4]+[.$L$4])/12" office:value-type="float" office:value="120" calcext:value-type="float">
            <text:p>12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5]*[.$B$4]+[.T25]*[.$B$5]/1000" office:value-type="currency" office:currency="USD" office:value="0.495125" calcext:value-type="currency">
            <text:p>$0.50</text:p>
          </table:table-cell>
          <table:table-cell table:formula="of:=[.S25]*([.$B$9]+[.$B$11])+SUM([.$T$4:.T25])*([.$B$10]/1000)" office:value-type="currency" office:currency="USD" office:value="13.9538125" calcext:value-type="currency">
            <text:p>$13.95</text:p>
          </table:table-cell>
          <table:table-cell table:formula="of:=[.S25]*([.$B$9]+[.$B$11])" office:value-type="currency" office:currency="USD" office:value="11.1" calcext:value-type="currency">
            <text:p>$11.1000</text:p>
          </table:table-cell>
          <table:table-cell table:formula="of:=SUM([.$T$4:.T25])*([.$B$10]/1000)" office:value-type="currency" office:currency="USD" office:value="2.8538125" calcext:value-type="currency">
            <text:p>$2.8538</text:p>
          </table:table-cell>
          <table:table-cell table:formula="of:=[.X25]/[.V25]" office:value-type="percentage" office:value="0.204518478372846" calcext:value-type="percentage">
            <text:p>20.4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table:formula="of:=[.S25]+([.$K$4]+[.$L$4])/12" office:value-type="float" office:value="120.666666666667" calcext:value-type="float">
            <text:p>120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6]*[.$B$4]+[.T26]*[.$B$5]/1000" office:value-type="currency" office:currency="USD" office:value="0.497791666666667" calcext:value-type="currency">
            <text:p>$0.50</text:p>
          </table:table-cell>
          <table:table-cell table:formula="of:=[.S26]*([.$B$9]+[.$B$11])+SUM([.$T$4:.T26])*([.$B$10]/1000)" office:value-type="currency" office:currency="USD" office:value="14.0230416666667" calcext:value-type="currency">
            <text:p>$14.02</text:p>
          </table:table-cell>
          <table:table-cell table:formula="of:=[.S26]*([.$B$9]+[.$B$11])" office:value-type="currency" office:currency="USD" office:value="11.1616666666667" calcext:value-type="currency">
            <text:p>$11.1617</text:p>
          </table:table-cell>
          <table:table-cell table:formula="of:=SUM([.$T$4:.T26])*([.$B$10]/1000)" office:value-type="currency" office:currency="USD" office:value="2.861375" calcext:value-type="currency">
            <text:p>$2.8614</text:p>
          </table:table-cell>
          <table:table-cell table:formula="of:=[.X26]/[.V26]" office:value-type="percentage" office:value="0.20404809940782" calcext:value-type="percentage">
            <text:p>20.4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formula="of:=[.S26]+([.$K$4]+[.$L$4])/12" office:value-type="float" office:value="121.333333333333" calcext:value-type="float">
            <text:p>121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7]*[.$B$4]+[.T27]*[.$B$5]/1000" office:value-type="currency" office:currency="USD" office:value="0.500458333333334" calcext:value-type="currency">
            <text:p>$0.50</text:p>
          </table:table-cell>
          <table:table-cell table:formula="of:=[.S27]*([.$B$9]+[.$B$11])+SUM([.$T$4:.T27])*([.$B$10]/1000)" office:value-type="currency" office:currency="USD" office:value="14.0922708333333" calcext:value-type="currency">
            <text:p>$14.09</text:p>
          </table:table-cell>
          <table:table-cell table:formula="of:=[.S27]*([.$B$9]+[.$B$11])" office:value-type="currency" office:currency="USD" office:value="11.2233333333333" calcext:value-type="currency">
            <text:p>$11.2233</text:p>
          </table:table-cell>
          <table:table-cell table:formula="of:=SUM([.$T$4:.T27])*([.$B$10]/1000)" office:value-type="currency" office:currency="USD" office:value="2.8689375" calcext:value-type="currency">
            <text:p>$2.8689</text:p>
          </table:table-cell>
          <table:table-cell table:formula="of:=[.X27]/[.V27]" office:value-type="percentage" office:value="0.203582341975285" calcext:value-type="percentage">
            <text:p>20.3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formula="of:=[.S27]+([.$K$4]+[.$L$4])/12" office:value-type="float" office:value="122" calcext:value-type="float">
            <text:p>12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8]*[.$B$4]+[.T28]*[.$B$5]/1000" office:value-type="currency" office:currency="USD" office:value="0.503125" calcext:value-type="currency">
            <text:p>$0.50</text:p>
          </table:table-cell>
          <table:table-cell table:formula="of:=[.S28]*([.$B$9]+[.$B$11])+SUM([.$T$4:.T28])*([.$B$10]/1000)" office:value-type="currency" office:currency="USD" office:value="14.1615" calcext:value-type="currency">
            <text:p>$14.16</text:p>
          </table:table-cell>
          <table:table-cell table:formula="of:=[.S28]*([.$B$9]+[.$B$11])" office:value-type="currency" office:currency="USD" office:value="11.285" calcext:value-type="currency">
            <text:p>$11.2850</text:p>
          </table:table-cell>
          <table:table-cell table:formula="of:=SUM([.$T$4:.T28])*([.$B$10]/1000)" office:value-type="currency" office:currency="USD" office:value="2.8765" calcext:value-type="currency">
            <text:p>$2.8765</text:p>
          </table:table-cell>
          <table:table-cell table:formula="of:=[.X28]/[.V28]" office:value-type="percentage" office:value="0.203121138297497" calcext:value-type="percentage">
            <text:p>20.3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formula="of:=[.S28]+([.$K$4]+[.$L$4])/12" office:value-type="float" office:value="122.666666666667" calcext:value-type="float">
            <text:p>122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9]*[.$B$4]+[.T29]*[.$B$5]/1000" office:value-type="currency" office:currency="USD" office:value="0.505791666666667" calcext:value-type="currency">
            <text:p>$0.51</text:p>
          </table:table-cell>
          <table:table-cell table:formula="of:=[.S29]*([.$B$9]+[.$B$11])+SUM([.$T$4:.T29])*([.$B$10]/1000)" office:value-type="currency" office:currency="USD" office:value="14.2307291666667" calcext:value-type="currency">
            <text:p>$14.23</text:p>
          </table:table-cell>
          <table:table-cell table:formula="of:=[.S29]*([.$B$9]+[.$B$11])" office:value-type="currency" office:currency="USD" office:value="11.3466666666667" calcext:value-type="currency">
            <text:p>$11.3467</text:p>
          </table:table-cell>
          <table:table-cell table:formula="of:=SUM([.$T$4:.T29])*([.$B$10]/1000)" office:value-type="currency" office:currency="USD" office:value="2.8840625" calcext:value-type="currency">
            <text:p>$2.8841</text:p>
          </table:table-cell>
          <table:table-cell table:formula="of:=[.X29]/[.V29]" office:value-type="percentage" office:value="0.202664421915602" calcext:value-type="percentage">
            <text:p>20.2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table:formula="of:=[.S29]+([.$K$4]+[.$L$4])/12" office:value-type="float" office:value="123.333333333333" calcext:value-type="float">
            <text:p>123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0]*[.$B$4]+[.T30]*[.$B$5]/1000" office:value-type="currency" office:currency="USD" office:value="0.508458333333334" calcext:value-type="currency">
            <text:p>$0.51</text:p>
          </table:table-cell>
          <table:table-cell table:formula="of:=[.S30]*([.$B$9]+[.$B$11])+SUM([.$T$4:.T30])*([.$B$10]/1000)" office:value-type="currency" office:currency="USD" office:value="14.2999583333333" calcext:value-type="currency">
            <text:p>$14.30</text:p>
          </table:table-cell>
          <table:table-cell table:formula="of:=[.S30]*([.$B$9]+[.$B$11])" office:value-type="currency" office:currency="USD" office:value="11.4083333333333" calcext:value-type="currency">
            <text:p>$11.4083</text:p>
          </table:table-cell>
          <table:table-cell table:formula="of:=SUM([.$T$4:.T30])*([.$B$10]/1000)" office:value-type="currency" office:currency="USD" office:value="2.891625" calcext:value-type="currency">
            <text:p>$2.8916</text:p>
          </table:table-cell>
          <table:table-cell table:formula="of:=[.X30]/[.V30]" office:value-type="percentage" office:value="0.202212127657714" calcext:value-type="percentage">
            <text:p>20.2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formula="of:=[.S30]+([.$K$4]+[.$L$4])/12" office:value-type="float" office:value="124" calcext:value-type="float">
            <text:p>12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1]*[.$B$4]+[.T31]*[.$B$5]/1000" office:value-type="currency" office:currency="USD" office:value="0.511125" calcext:value-type="currency">
            <text:p>$0.51</text:p>
          </table:table-cell>
          <table:table-cell table:formula="of:=[.S31]*([.$B$9]+[.$B$11])+SUM([.$T$4:.T31])*([.$B$10]/1000)" office:value-type="currency" office:currency="USD" office:value="14.3691875" calcext:value-type="currency">
            <text:p>$14.37</text:p>
          </table:table-cell>
          <table:table-cell table:formula="of:=[.S31]*([.$B$9]+[.$B$11])" office:value-type="currency" office:currency="USD" office:value="11.47" calcext:value-type="currency">
            <text:p>$11.4700</text:p>
          </table:table-cell>
          <table:table-cell table:formula="of:=SUM([.$T$4:.T31])*([.$B$10]/1000)" office:value-type="currency" office:currency="USD" office:value="2.8991875" calcext:value-type="currency">
            <text:p>$2.8992</text:p>
          </table:table-cell>
          <table:table-cell table:formula="of:=[.X31]/[.V31]" office:value-type="percentage" office:value="0.201764191607911" calcext:value-type="percentage">
            <text:p>20.1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9" calcext:value-type="float">
            <text:p>29</text:p>
          </table:table-cell>
          <table:table-cell table:formula="of:=[.S31]+([.$K$4]+[.$L$4])/12" office:value-type="float" office:value="124.666666666667" calcext:value-type="float">
            <text:p>124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2]*[.$B$4]+[.T32]*[.$B$5]/1000" office:value-type="currency" office:currency="USD" office:value="0.513791666666667" calcext:value-type="currency">
            <text:p>$0.51</text:p>
          </table:table-cell>
          <table:table-cell table:formula="of:=[.S32]*([.$B$9]+[.$B$11])+SUM([.$T$4:.T32])*([.$B$10]/1000)" office:value-type="currency" office:currency="USD" office:value="14.4384166666667" calcext:value-type="currency">
            <text:p>$14.44</text:p>
          </table:table-cell>
          <table:table-cell table:formula="of:=[.S32]*([.$B$9]+[.$B$11])" office:value-type="currency" office:currency="USD" office:value="11.5316666666667" calcext:value-type="currency">
            <text:p>$11.5317</text:p>
          </table:table-cell>
          <table:table-cell table:formula="of:=SUM([.$T$4:.T32])*([.$B$10]/1000)" office:value-type="currency" office:currency="USD" office:value="2.90675" calcext:value-type="currency">
            <text:p>$2.9068</text:p>
          </table:table-cell>
          <table:table-cell table:formula="of:=[.X32]/[.V32]" office:value-type="percentage" office:value="0.201320551076122" calcext:value-type="percentage">
            <text:p>20.1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table:formula="of:=[.S32]+([.$K$4]+[.$L$4])/12" office:value-type="float" office:value="125.333333333333" calcext:value-type="float">
            <text:p>125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3]*[.$B$4]+[.T33]*[.$B$5]/1000" office:value-type="currency" office:currency="USD" office:value="0.516458333333334" calcext:value-type="currency">
            <text:p>$0.52</text:p>
          </table:table-cell>
          <table:table-cell table:formula="of:=[.S33]*([.$B$9]+[.$B$11])+SUM([.$T$4:.T33])*([.$B$10]/1000)" office:value-type="currency" office:currency="USD" office:value="14.5076458333333" calcext:value-type="currency">
            <text:p>$14.51</text:p>
          </table:table-cell>
          <table:table-cell table:formula="of:=[.S33]*([.$B$9]+[.$B$11])" office:value-type="currency" office:currency="USD" office:value="11.5933333333333" calcext:value-type="currency">
            <text:p>$11.5933</text:p>
          </table:table-cell>
          <table:table-cell table:formula="of:=SUM([.$T$4:.T33])*([.$B$10]/1000)" office:value-type="currency" office:currency="USD" office:value="2.9143125" calcext:value-type="currency">
            <text:p>$2.9143</text:p>
          </table:table-cell>
          <table:table-cell table:formula="of:=[.X33]/[.V33]" office:value-type="percentage" office:value="0.200881144568884" calcext:value-type="percentage">
            <text:p>20.0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1" calcext:value-type="float">
            <text:p>31</text:p>
          </table:table-cell>
          <table:table-cell table:formula="of:=[.S33]+([.$K$4]+[.$L$4])/12" office:value-type="float" office:value="126" calcext:value-type="float">
            <text:p>12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4]*[.$B$4]+[.T34]*[.$B$5]/1000" office:value-type="currency" office:currency="USD" office:value="0.519125" calcext:value-type="currency">
            <text:p>$0.52</text:p>
          </table:table-cell>
          <table:table-cell table:formula="of:=[.S34]*([.$B$9]+[.$B$11])+SUM([.$T$4:.T34])*([.$B$10]/1000)" office:value-type="currency" office:currency="USD" office:value="14.576875" calcext:value-type="currency">
            <text:p>$14.58</text:p>
          </table:table-cell>
          <table:table-cell table:formula="of:=[.S34]*([.$B$9]+[.$B$11])" office:value-type="currency" office:currency="USD" office:value="11.655" calcext:value-type="currency">
            <text:p>$11.6550</text:p>
          </table:table-cell>
          <table:table-cell table:formula="of:=SUM([.$T$4:.T34])*([.$B$10]/1000)" office:value-type="currency" office:currency="USD" office:value="2.921875" calcext:value-type="currency">
            <text:p>$2.9219</text:p>
          </table:table-cell>
          <table:table-cell table:formula="of:=[.X34]/[.V34]" office:value-type="percentage" office:value="0.200445911760922" calcext:value-type="percentage">
            <text:p>20.0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2" calcext:value-type="float">
            <text:p>32</text:p>
          </table:table-cell>
          <table:table-cell table:formula="of:=[.S34]+([.$K$4]+[.$L$4])/12" office:value-type="float" office:value="126.666666666667" calcext:value-type="float">
            <text:p>126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5]*[.$B$4]+[.T35]*[.$B$5]/1000" office:value-type="currency" office:currency="USD" office:value="0.521791666666667" calcext:value-type="currency">
            <text:p>$0.52</text:p>
          </table:table-cell>
          <table:table-cell table:formula="of:=[.S35]*([.$B$9]+[.$B$11])+SUM([.$T$4:.T35])*([.$B$10]/1000)" office:value-type="currency" office:currency="USD" office:value="14.6461041666667" calcext:value-type="currency">
            <text:p>$14.65</text:p>
          </table:table-cell>
          <table:table-cell table:formula="of:=[.S35]*([.$B$9]+[.$B$11])" office:value-type="currency" office:currency="USD" office:value="11.7166666666667" calcext:value-type="currency">
            <text:p>$11.7167</text:p>
          </table:table-cell>
          <table:table-cell table:formula="of:=SUM([.$T$4:.T35])*([.$B$10]/1000)" office:value-type="currency" office:currency="USD" office:value="2.9294375" calcext:value-type="currency">
            <text:p>$2.9294</text:p>
          </table:table-cell>
          <table:table-cell table:formula="of:=[.X35]/[.V35]" office:value-type="percentage" office:value="0.200014793467546" calcext:value-type="percentage">
            <text:p>20.0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3" calcext:value-type="float">
            <text:p>33</text:p>
          </table:table-cell>
          <table:table-cell table:formula="of:=[.S35]+([.$K$4]+[.$L$4])/12" office:value-type="float" office:value="127.333333333333" calcext:value-type="float">
            <text:p>127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6]*[.$B$4]+[.T36]*[.$B$5]/1000" office:value-type="currency" office:currency="USD" office:value="0.524458333333334" calcext:value-type="currency">
            <text:p>$0.52</text:p>
          </table:table-cell>
          <table:table-cell table:formula="of:=[.S36]*([.$B$9]+[.$B$11])+SUM([.$T$4:.T36])*([.$B$10]/1000)" office:value-type="currency" office:currency="USD" office:value="14.7153333333333" calcext:value-type="currency">
            <text:p>$14.72</text:p>
          </table:table-cell>
          <table:table-cell table:formula="of:=[.S36]*([.$B$9]+[.$B$11])" office:value-type="currency" office:currency="USD" office:value="11.7783333333333" calcext:value-type="currency">
            <text:p>$11.7783</text:p>
          </table:table-cell>
          <table:table-cell table:formula="of:=SUM([.$T$4:.T36])*([.$B$10]/1000)" office:value-type="currency" office:currency="USD" office:value="2.937" calcext:value-type="currency">
            <text:p>$2.9370</text:p>
          </table:table-cell>
          <table:table-cell table:formula="of:=[.X36]/[.V36]" office:value-type="percentage" office:value="0.199587731617813" calcext:value-type="percentage">
            <text:p>19.9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4" calcext:value-type="float">
            <text:p>34</text:p>
          </table:table-cell>
          <table:table-cell table:formula="of:=[.S36]+([.$K$4]+[.$L$4])/12" office:value-type="float" office:value="128" calcext:value-type="float">
            <text:p>12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7]*[.$B$4]+[.T37]*[.$B$5]/1000" office:value-type="currency" office:currency="USD" office:value="0.527125" calcext:value-type="currency">
            <text:p>$0.53</text:p>
          </table:table-cell>
          <table:table-cell table:formula="of:=[.S37]*([.$B$9]+[.$B$11])+SUM([.$T$4:.T37])*([.$B$10]/1000)" office:value-type="currency" office:currency="USD" office:value="14.7845625" calcext:value-type="currency">
            <text:p>$14.78</text:p>
          </table:table-cell>
          <table:table-cell table:formula="of:=[.S37]*([.$B$9]+[.$B$11])" office:value-type="currency" office:currency="USD" office:value="11.84" calcext:value-type="currency">
            <text:p>$11.8400</text:p>
          </table:table-cell>
          <table:table-cell table:formula="of:=SUM([.$T$4:.T37])*([.$B$10]/1000)" office:value-type="currency" office:currency="USD" office:value="2.9445625" calcext:value-type="currency">
            <text:p>$2.9446</text:p>
          </table:table-cell>
          <table:table-cell table:formula="of:=[.X37]/[.V37]" office:value-type="percentage" office:value="0.19916466922846" calcext:value-type="percentage">
            <text:p>19.9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5" calcext:value-type="float">
            <text:p>35</text:p>
          </table:table-cell>
          <table:table-cell table:formula="of:=[.S37]+([.$K$4]+[.$L$4])/12" office:value-type="float" office:value="128.666666666667" calcext:value-type="float">
            <text:p>128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8]*[.$B$4]+[.T38]*[.$B$5]/1000" office:value-type="currency" office:currency="USD" office:value="0.529791666666667" calcext:value-type="currency">
            <text:p>$0.53</text:p>
          </table:table-cell>
          <table:table-cell table:formula="of:=[.S38]*([.$B$9]+[.$B$11])+SUM([.$T$4:.T38])*([.$B$10]/1000)" office:value-type="currency" office:currency="USD" office:value="14.8537916666667" calcext:value-type="currency">
            <text:p>$14.85</text:p>
          </table:table-cell>
          <table:table-cell table:formula="of:=[.S38]*([.$B$9]+[.$B$11])" office:value-type="currency" office:currency="USD" office:value="11.9016666666667" calcext:value-type="currency">
            <text:p>$11.9017</text:p>
          </table:table-cell>
          <table:table-cell table:formula="of:=SUM([.$T$4:.T38])*([.$B$10]/1000)" office:value-type="currency" office:currency="USD" office:value="2.952125" calcext:value-type="currency">
            <text:p>$2.9521</text:p>
          </table:table-cell>
          <table:table-cell table:formula="of:=[.X38]/[.V38]" office:value-type="percentage" office:value="0.198745550378551" calcext:value-type="percentage">
            <text:p>19.8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6" calcext:value-type="float">
            <text:p>36</text:p>
          </table:table-cell>
          <table:table-cell table:formula="of:=[.S38]+([.$K$4]+[.$L$4])/12" office:value-type="float" office:value="129.333333333333" calcext:value-type="float">
            <text:p>129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9]*[.$B$4]+[.T39]*[.$B$5]/1000" office:value-type="currency" office:currency="USD" office:value="0.532458333333334" calcext:value-type="currency">
            <text:p>$0.53</text:p>
          </table:table-cell>
          <table:table-cell table:formula="of:=[.S39]*([.$B$9]+[.$B$11])+SUM([.$T$4:.T39])*([.$B$10]/1000)" office:value-type="currency" office:currency="USD" office:value="14.9230208333333" calcext:value-type="currency">
            <text:p>$14.92</text:p>
          </table:table-cell>
          <table:table-cell table:formula="of:=[.S39]*([.$B$9]+[.$B$11])" office:value-type="currency" office:currency="USD" office:value="11.9633333333333" calcext:value-type="currency">
            <text:p>$11.9633</text:p>
          </table:table-cell>
          <table:table-cell table:formula="of:=SUM([.$T$4:.T39])*([.$B$10]/1000)" office:value-type="currency" office:currency="USD" office:value="2.9596875" calcext:value-type="currency">
            <text:p>$2.9597</text:p>
          </table:table-cell>
          <table:table-cell table:formula="of:=[.X39]/[.V39]" office:value-type="percentage" office:value="0.198330320184837" calcext:value-type="percentage">
            <text:p>19.8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table:formula="of:=[.S39]+([.$K$4]+[.$L$4])/12" office:value-type="float" office:value="130" calcext:value-type="float">
            <text:p>13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0]*[.$B$4]+[.T40]*[.$B$5]/1000" office:value-type="currency" office:currency="USD" office:value="0.535125000000001" calcext:value-type="currency">
            <text:p>$0.54</text:p>
          </table:table-cell>
          <table:table-cell table:formula="of:=[.S40]*([.$B$9]+[.$B$11])+SUM([.$T$4:.T40])*([.$B$10]/1000)" office:value-type="currency" office:currency="USD" office:value="14.99225" calcext:value-type="currency">
            <text:p>$14.99</text:p>
          </table:table-cell>
          <table:table-cell table:formula="of:=[.S40]*([.$B$9]+[.$B$11])" office:value-type="currency" office:currency="USD" office:value="12.025" calcext:value-type="currency">
            <text:p>$12.0250</text:p>
          </table:table-cell>
          <table:table-cell table:formula="of:=SUM([.$T$4:.T40])*([.$B$10]/1000)" office:value-type="currency" office:currency="USD" office:value="2.96725" calcext:value-type="currency">
            <text:p>$2.9673</text:p>
          </table:table-cell>
          <table:table-cell table:formula="of:=[.X40]/[.V40]" office:value-type="percentage" office:value="0.197918924777802" calcext:value-type="percentage">
            <text:p>19.7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table:formula="of:=[.S40]+([.$K$4]+[.$L$4])/12" office:value-type="float" office:value="130.666666666667" calcext:value-type="float">
            <text:p>130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1]*[.$B$4]+[.T41]*[.$B$5]/1000" office:value-type="currency" office:currency="USD" office:value="0.537791666666667" calcext:value-type="currency">
            <text:p>$0.54</text:p>
          </table:table-cell>
          <table:table-cell table:formula="of:=[.S41]*([.$B$9]+[.$B$11])+SUM([.$T$4:.T41])*([.$B$10]/1000)" office:value-type="currency" office:currency="USD" office:value="15.0614791666667" calcext:value-type="currency">
            <text:p>$15.06</text:p>
          </table:table-cell>
          <table:table-cell table:formula="of:=[.S41]*([.$B$9]+[.$B$11])" office:value-type="currency" office:currency="USD" office:value="12.0866666666667" calcext:value-type="currency">
            <text:p>$12.0867</text:p>
          </table:table-cell>
          <table:table-cell table:formula="of:=SUM([.$T$4:.T41])*([.$B$10]/1000)" office:value-type="currency" office:currency="USD" office:value="2.9748125" calcext:value-type="currency">
            <text:p>$2.9748</text:p>
          </table:table-cell>
          <table:table-cell table:formula="of:=[.X41]/[.V41]" office:value-type="percentage" office:value="0.197511311278358" calcext:value-type="percentage">
            <text:p>19.7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table:formula="of:=[.S41]+([.$K$4]+[.$L$4])/12" office:value-type="float" office:value="131.333333333333" calcext:value-type="float">
            <text:p>131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2]*[.$B$4]+[.T42]*[.$B$5]/1000" office:value-type="currency" office:currency="USD" office:value="0.540458333333334" calcext:value-type="currency">
            <text:p>$0.54</text:p>
          </table:table-cell>
          <table:table-cell table:formula="of:=[.S42]*([.$B$9]+[.$B$11])+SUM([.$T$4:.T42])*([.$B$10]/1000)" office:value-type="currency" office:currency="USD" office:value="15.1307083333333" calcext:value-type="currency">
            <text:p>$15.13</text:p>
          </table:table-cell>
          <table:table-cell table:formula="of:=[.S42]*([.$B$9]+[.$B$11])" office:value-type="currency" office:currency="USD" office:value="12.1483333333333" calcext:value-type="currency">
            <text:p>$12.1483</text:p>
          </table:table-cell>
          <table:table-cell table:formula="of:=SUM([.$T$4:.T42])*([.$B$10]/1000)" office:value-type="currency" office:currency="USD" office:value="2.982375" calcext:value-type="currency">
            <text:p>$2.9824</text:p>
          </table:table-cell>
          <table:table-cell table:formula="of:=[.X42]/[.V42]" office:value-type="percentage" office:value="0.197107427775192" calcext:value-type="percentage">
            <text:p>19.7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table:formula="of:=[.S42]+([.$K$4]+[.$L$4])/12" office:value-type="float" office:value="132" calcext:value-type="float">
            <text:p>13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3]*[.$B$4]+[.T43]*[.$B$5]/1000" office:value-type="currency" office:currency="USD" office:value="0.543125" calcext:value-type="currency">
            <text:p>$0.54</text:p>
          </table:table-cell>
          <table:table-cell table:formula="of:=[.S43]*([.$B$9]+[.$B$11])+SUM([.$T$4:.T43])*([.$B$10]/1000)" office:value-type="currency" office:currency="USD" office:value="15.1999375" calcext:value-type="currency">
            <text:p>$15.20</text:p>
          </table:table-cell>
          <table:table-cell table:formula="of:=[.S43]*([.$B$9]+[.$B$11])" office:value-type="currency" office:currency="USD" office:value="12.21" calcext:value-type="currency">
            <text:p>$12.2100</text:p>
          </table:table-cell>
          <table:table-cell table:formula="of:=SUM([.$T$4:.T43])*([.$B$10]/1000)" office:value-type="currency" office:currency="USD" office:value="2.9899375" calcext:value-type="currency">
            <text:p>$2.9899</text:p>
          </table:table-cell>
          <table:table-cell table:formula="of:=[.X43]/[.V43]" office:value-type="percentage" office:value="0.196707223302727" calcext:value-type="percentage">
            <text:p>19.6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table:formula="of:=[.S43]+([.$K$4]+[.$L$4])/12" office:value-type="float" office:value="132.666666666667" calcext:value-type="float">
            <text:p>132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4]*[.$B$4]+[.T44]*[.$B$5]/1000" office:value-type="currency" office:currency="USD" office:value="0.545791666666667" calcext:value-type="currency">
            <text:p>$0.55</text:p>
          </table:table-cell>
          <table:table-cell table:formula="of:=[.S44]*([.$B$9]+[.$B$11])+SUM([.$T$4:.T44])*([.$B$10]/1000)" office:value-type="currency" office:currency="USD" office:value="15.2691666666667" calcext:value-type="currency">
            <text:p>$15.27</text:p>
          </table:table-cell>
          <table:table-cell table:formula="of:=[.S44]*([.$B$9]+[.$B$11])" office:value-type="currency" office:currency="USD" office:value="12.2716666666667" calcext:value-type="currency">
            <text:p>$12.2717</text:p>
          </table:table-cell>
          <table:table-cell table:formula="of:=SUM([.$T$4:.T44])*([.$B$10]/1000)" office:value-type="currency" office:currency="USD" office:value="2.9975" calcext:value-type="currency">
            <text:p>$2.9975</text:p>
          </table:table-cell>
          <table:table-cell table:formula="of:=[.X44]/[.V44]" office:value-type="percentage" office:value="0.19631064781968" calcext:value-type="percentage">
            <text:p>19.6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2" calcext:value-type="float">
            <text:p>42</text:p>
          </table:table-cell>
          <table:table-cell table:formula="of:=[.S44]+([.$K$4]+[.$L$4])/12" office:value-type="float" office:value="133.333333333333" calcext:value-type="float">
            <text:p>133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5]*[.$B$4]+[.T45]*[.$B$5]/1000" office:value-type="currency" office:currency="USD" office:value="0.548458333333334" calcext:value-type="currency">
            <text:p>$0.55</text:p>
          </table:table-cell>
          <table:table-cell table:formula="of:=[.S45]*([.$B$9]+[.$B$11])+SUM([.$T$4:.T45])*([.$B$10]/1000)" office:value-type="currency" office:currency="USD" office:value="15.3383958333333" calcext:value-type="currency">
            <text:p>$15.34</text:p>
          </table:table-cell>
          <table:table-cell table:formula="of:=[.S45]*([.$B$9]+[.$B$11])" office:value-type="currency" office:currency="USD" office:value="12.3333333333333" calcext:value-type="currency">
            <text:p>$12.3333</text:p>
          </table:table-cell>
          <table:table-cell table:formula="of:=SUM([.$T$4:.T45])*([.$B$10]/1000)" office:value-type="currency" office:currency="USD" office:value="3.0050625" calcext:value-type="currency">
            <text:p>$3.0051</text:p>
          </table:table-cell>
          <table:table-cell table:formula="of:=[.X45]/[.V45]" office:value-type="percentage" office:value="0.195917652188204" calcext:value-type="percentage">
            <text:p>19.5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table:formula="of:=[.S45]+([.$K$4]+[.$L$4])/12" office:value-type="float" office:value="134" calcext:value-type="float">
            <text:p>13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6]*[.$B$4]+[.T46]*[.$B$5]/1000" office:value-type="currency" office:currency="USD" office:value="0.551125" calcext:value-type="currency">
            <text:p>$0.55</text:p>
          </table:table-cell>
          <table:table-cell table:formula="of:=[.S46]*([.$B$9]+[.$B$11])+SUM([.$T$4:.T46])*([.$B$10]/1000)" office:value-type="currency" office:currency="USD" office:value="15.407625" calcext:value-type="currency">
            <text:p>$15.41</text:p>
          </table:table-cell>
          <table:table-cell table:formula="of:=[.S46]*([.$B$9]+[.$B$11])" office:value-type="currency" office:currency="USD" office:value="12.395" calcext:value-type="currency">
            <text:p>$12.3950</text:p>
          </table:table-cell>
          <table:table-cell table:formula="of:=SUM([.$T$4:.T46])*([.$B$10]/1000)" office:value-type="currency" office:currency="USD" office:value="3.012625" calcext:value-type="currency">
            <text:p>$3.0126</text:p>
          </table:table-cell>
          <table:table-cell table:formula="of:=[.X46]/[.V46]" office:value-type="percentage" office:value="0.195528188153593" calcext:value-type="percentage">
            <text:p>19.5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4" calcext:value-type="float">
            <text:p>44</text:p>
          </table:table-cell>
          <table:table-cell table:formula="of:=[.S46]+([.$K$4]+[.$L$4])/12" office:value-type="float" office:value="134.666666666667" calcext:value-type="float">
            <text:p>134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7]*[.$B$4]+[.T47]*[.$B$5]/1000" office:value-type="currency" office:currency="USD" office:value="0.553791666666667" calcext:value-type="currency">
            <text:p>$0.55</text:p>
          </table:table-cell>
          <table:table-cell table:formula="of:=[.S47]*([.$B$9]+[.$B$11])+SUM([.$T$4:.T47])*([.$B$10]/1000)" office:value-type="currency" office:currency="USD" office:value="15.4768541666667" calcext:value-type="currency">
            <text:p>$15.48</text:p>
          </table:table-cell>
          <table:table-cell table:formula="of:=[.S47]*([.$B$9]+[.$B$11])" office:value-type="currency" office:currency="USD" office:value="12.4566666666667" calcext:value-type="currency">
            <text:p>$12.4567</text:p>
          </table:table-cell>
          <table:table-cell table:formula="of:=SUM([.$T$4:.T47])*([.$B$10]/1000)" office:value-type="currency" office:currency="USD" office:value="3.0201875" calcext:value-type="currency">
            <text:p>$3.0202</text:p>
          </table:table-cell>
          <table:table-cell table:formula="of:=[.X47]/[.V47]" office:value-type="percentage" office:value="0.195142208324528" calcext:value-type="percentage">
            <text:p>19.5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table:formula="of:=[.S47]+([.$K$4]+[.$L$4])/12" office:value-type="float" office:value="135.333333333333" calcext:value-type="float">
            <text:p>135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8]*[.$B$4]+[.T48]*[.$B$5]/1000" office:value-type="currency" office:currency="USD" office:value="0.556458333333334" calcext:value-type="currency">
            <text:p>$0.56</text:p>
          </table:table-cell>
          <table:table-cell table:formula="of:=[.S48]*([.$B$9]+[.$B$11])+SUM([.$T$4:.T48])*([.$B$10]/1000)" office:value-type="currency" office:currency="USD" office:value="15.5460833333333" calcext:value-type="currency">
            <text:p>$15.55</text:p>
          </table:table-cell>
          <table:table-cell table:formula="of:=[.S48]*([.$B$9]+[.$B$11])" office:value-type="currency" office:currency="USD" office:value="12.5183333333333" calcext:value-type="currency">
            <text:p>$12.5183</text:p>
          </table:table-cell>
          <table:table-cell table:formula="of:=SUM([.$T$4:.T48])*([.$B$10]/1000)" office:value-type="currency" office:currency="USD" office:value="3.02775" calcext:value-type="currency">
            <text:p>$3.0278</text:p>
          </table:table-cell>
          <table:table-cell table:formula="of:=[.X48]/[.V48]" office:value-type="percentage" office:value="0.194759666153854" calcext:value-type="percentage">
            <text:p>19.4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6" calcext:value-type="float">
            <text:p>46</text:p>
          </table:table-cell>
          <table:table-cell table:formula="of:=[.S48]+([.$K$4]+[.$L$4])/12" office:value-type="float" office:value="136" calcext:value-type="float">
            <text:p>13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9]*[.$B$4]+[.T49]*[.$B$5]/1000" office:value-type="currency" office:currency="USD" office:value="0.559125" calcext:value-type="currency">
            <text:p>$0.56</text:p>
          </table:table-cell>
          <table:table-cell table:formula="of:=[.S49]*([.$B$9]+[.$B$11])+SUM([.$T$4:.T49])*([.$B$10]/1000)" office:value-type="currency" office:currency="USD" office:value="15.6153125" calcext:value-type="currency">
            <text:p>$15.62</text:p>
          </table:table-cell>
          <table:table-cell table:formula="of:=[.S49]*([.$B$9]+[.$B$11])" office:value-type="currency" office:currency="USD" office:value="12.58" calcext:value-type="currency">
            <text:p>$12.5800</text:p>
          </table:table-cell>
          <table:table-cell table:formula="of:=SUM([.$T$4:.T49])*([.$B$10]/1000)" office:value-type="currency" office:currency="USD" office:value="3.0353125" calcext:value-type="currency">
            <text:p>$3.0353</text:p>
          </table:table-cell>
          <table:table-cell table:formula="of:=[.X49]/[.V49]" office:value-type="percentage" office:value="0.19438051591987" calcext:value-type="percentage">
            <text:p>19.4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7" calcext:value-type="float">
            <text:p>47</text:p>
          </table:table-cell>
          <table:table-cell table:formula="of:=[.S49]+([.$K$4]+[.$L$4])/12" office:value-type="float" office:value="136.666666666667" calcext:value-type="float">
            <text:p>136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0]*[.$B$4]+[.T50]*[.$B$5]/1000" office:value-type="currency" office:currency="USD" office:value="0.561791666666667" calcext:value-type="currency">
            <text:p>$0.56</text:p>
          </table:table-cell>
          <table:table-cell table:formula="of:=[.S50]*([.$B$9]+[.$B$11])+SUM([.$T$4:.T50])*([.$B$10]/1000)" office:value-type="currency" office:currency="USD" office:value="15.6845416666667" calcext:value-type="currency">
            <text:p>$15.68</text:p>
          </table:table-cell>
          <table:table-cell table:formula="of:=[.S50]*([.$B$9]+[.$B$11])" office:value-type="currency" office:currency="USD" office:value="12.6416666666667" calcext:value-type="currency">
            <text:p>$12.6417</text:p>
          </table:table-cell>
          <table:table-cell table:formula="of:=SUM([.$T$4:.T50])*([.$B$10]/1000)" office:value-type="currency" office:currency="USD" office:value="3.042875" calcext:value-type="currency">
            <text:p>$3.0429</text:p>
          </table:table-cell>
          <table:table-cell table:formula="of:=[.X50]/[.V50]" office:value-type="percentage" office:value="0.194004712708107" calcext:value-type="percentage">
            <text:p>19.4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 table:formula="of:=[.S50]+([.$K$4]+[.$L$4])/12" office:value-type="float" office:value="137.333333333333" calcext:value-type="float">
            <text:p>137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1]*[.$B$4]+[.T51]*[.$B$5]/1000" office:value-type="currency" office:currency="USD" office:value="0.564458333333333" calcext:value-type="currency">
            <text:p>$0.56</text:p>
          </table:table-cell>
          <table:table-cell table:formula="of:=[.S51]*([.$B$9]+[.$B$11])+SUM([.$T$4:.T51])*([.$B$10]/1000)" office:value-type="currency" office:currency="USD" office:value="15.7537708333333" calcext:value-type="currency">
            <text:p>$15.75</text:p>
          </table:table-cell>
          <table:table-cell table:formula="of:=[.S51]*([.$B$9]+[.$B$11])" office:value-type="currency" office:currency="USD" office:value="12.7033333333333" calcext:value-type="currency">
            <text:p>$12.7033</text:p>
          </table:table-cell>
          <table:table-cell table:formula="of:=SUM([.$T$4:.T51])*([.$B$10]/1000)" office:value-type="currency" office:currency="USD" office:value="3.0504375" calcext:value-type="currency">
            <text:p>$3.0504</text:p>
          </table:table-cell>
          <table:table-cell table:formula="of:=[.X51]/[.V51]" office:value-type="percentage" office:value="0.193632212393594" calcext:value-type="percentage">
            <text:p>19.3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 table:formula="of:=[.S51]+([.$K$4]+[.$L$4])/12" office:value-type="float" office:value="138" calcext:value-type="float">
            <text:p>13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2]*[.$B$4]+[.T52]*[.$B$5]/1000" office:value-type="currency" office:currency="USD" office:value="0.567125" calcext:value-type="currency">
            <text:p>$0.57</text:p>
          </table:table-cell>
          <table:table-cell table:formula="of:=[.S52]*([.$B$9]+[.$B$11])+SUM([.$T$4:.T52])*([.$B$10]/1000)" office:value-type="currency" office:currency="USD" office:value="15.823" calcext:value-type="currency">
            <text:p>$15.82</text:p>
          </table:table-cell>
          <table:table-cell table:formula="of:=[.S52]*([.$B$9]+[.$B$11])" office:value-type="currency" office:currency="USD" office:value="12.765" calcext:value-type="currency">
            <text:p>$12.7650</text:p>
          </table:table-cell>
          <table:table-cell table:formula="of:=SUM([.$T$4:.T52])*([.$B$10]/1000)" office:value-type="currency" office:currency="USD" office:value="3.058" calcext:value-type="currency">
            <text:p>$3.0580</text:p>
          </table:table-cell>
          <table:table-cell table:formula="of:=[.X52]/[.V52]" office:value-type="percentage" office:value="0.193262971623586" calcext:value-type="percentage">
            <text:p>19.3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0" calcext:value-type="float">
            <text:p>50</text:p>
          </table:table-cell>
          <table:table-cell table:formula="of:=[.S52]+([.$K$4]+[.$L$4])/12" office:value-type="float" office:value="138.666666666667" calcext:value-type="float">
            <text:p>138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3]*[.$B$4]+[.T53]*[.$B$5]/1000" office:value-type="currency" office:currency="USD" office:value="0.569791666666667" calcext:value-type="currency">
            <text:p>$0.57</text:p>
          </table:table-cell>
          <table:table-cell table:formula="of:=[.S53]*([.$B$9]+[.$B$11])+SUM([.$T$4:.T53])*([.$B$10]/1000)" office:value-type="currency" office:currency="USD" office:value="15.8922291666667" calcext:value-type="currency">
            <text:p>$15.89</text:p>
          </table:table-cell>
          <table:table-cell table:formula="of:=[.S53]*([.$B$9]+[.$B$11])" office:value-type="currency" office:currency="USD" office:value="12.8266666666667" calcext:value-type="currency">
            <text:p>$12.8267</text:p>
          </table:table-cell>
          <table:table-cell table:formula="of:=SUM([.$T$4:.T53])*([.$B$10]/1000)" office:value-type="currency" office:currency="USD" office:value="3.0655625" calcext:value-type="currency">
            <text:p>$3.0656</text:p>
          </table:table-cell>
          <table:table-cell table:formula="of:=[.X53]/[.V53]" office:value-type="percentage" office:value="0.192896947800746" calcext:value-type="percentage">
            <text:p>19.2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1" calcext:value-type="float">
            <text:p>51</text:p>
          </table:table-cell>
          <table:table-cell table:formula="of:=[.S53]+([.$K$4]+[.$L$4])/12" office:value-type="float" office:value="139.333333333333" calcext:value-type="float">
            <text:p>139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4]*[.$B$4]+[.T54]*[.$B$5]/1000" office:value-type="currency" office:currency="USD" office:value="0.572458333333333" calcext:value-type="currency">
            <text:p>$0.57</text:p>
          </table:table-cell>
          <table:table-cell table:formula="of:=[.S54]*([.$B$9]+[.$B$11])+SUM([.$T$4:.T54])*([.$B$10]/1000)" office:value-type="currency" office:currency="USD" office:value="15.9614583333333" calcext:value-type="currency">
            <text:p>$15.96</text:p>
          </table:table-cell>
          <table:table-cell table:formula="of:=[.S54]*([.$B$9]+[.$B$11])" office:value-type="currency" office:currency="USD" office:value="12.8883333333333" calcext:value-type="currency">
            <text:p>$12.8883</text:p>
          </table:table-cell>
          <table:table-cell table:formula="of:=SUM([.$T$4:.T54])*([.$B$10]/1000)" office:value-type="currency" office:currency="USD" office:value="3.073125" calcext:value-type="currency">
            <text:p>$3.0731</text:p>
          </table:table-cell>
          <table:table-cell table:formula="of:=[.X54]/[.V54]" office:value-type="percentage" office:value="0.192534099066762" calcext:value-type="percentage">
            <text:p>19.2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2" calcext:value-type="float">
            <text:p>52</text:p>
          </table:table-cell>
          <table:table-cell table:formula="of:=[.S54]+([.$K$4]+[.$L$4])/12" office:value-type="float" office:value="140" calcext:value-type="float">
            <text:p>14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5]*[.$B$4]+[.T55]*[.$B$5]/1000" office:value-type="currency" office:currency="USD" office:value="0.575125" calcext:value-type="currency">
            <text:p>$0.58</text:p>
          </table:table-cell>
          <table:table-cell table:formula="of:=[.S55]*([.$B$9]+[.$B$11])+SUM([.$T$4:.T55])*([.$B$10]/1000)" office:value-type="currency" office:currency="USD" office:value="16.0306875" calcext:value-type="currency">
            <text:p>$16.03</text:p>
          </table:table-cell>
          <table:table-cell table:formula="of:=[.S55]*([.$B$9]+[.$B$11])" office:value-type="currency" office:currency="USD" office:value="12.95" calcext:value-type="currency">
            <text:p>$12.9500</text:p>
          </table:table-cell>
          <table:table-cell table:formula="of:=SUM([.$T$4:.T55])*([.$B$10]/1000)" office:value-type="currency" office:currency="USD" office:value="3.0806875" calcext:value-type="currency">
            <text:p>$3.0807</text:p>
          </table:table-cell>
          <table:table-cell table:formula="of:=[.X55]/[.V55]" office:value-type="percentage" office:value="0.192174384286388" calcext:value-type="percentage">
            <text:p>19.2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3" calcext:value-type="float">
            <text:p>53</text:p>
          </table:table-cell>
          <table:table-cell table:formula="of:=[.S55]+([.$K$4]+[.$L$4])/12" office:value-type="float" office:value="140.666666666667" calcext:value-type="float">
            <text:p>140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6]*[.$B$4]+[.T56]*[.$B$5]/1000" office:value-type="currency" office:currency="USD" office:value="0.577791666666666" calcext:value-type="currency">
            <text:p>$0.58</text:p>
          </table:table-cell>
          <table:table-cell table:formula="of:=[.S56]*([.$B$9]+[.$B$11])+SUM([.$T$4:.T56])*([.$B$10]/1000)" office:value-type="currency" office:currency="USD" office:value="16.0999166666667" calcext:value-type="currency">
            <text:p>$16.10</text:p>
          </table:table-cell>
          <table:table-cell table:formula="of:=[.S56]*([.$B$9]+[.$B$11])" office:value-type="currency" office:currency="USD" office:value="13.0116666666667" calcext:value-type="currency">
            <text:p>$13.0117</text:p>
          </table:table-cell>
          <table:table-cell table:formula="of:=SUM([.$T$4:.T56])*([.$B$10]/1000)" office:value-type="currency" office:currency="USD" office:value="3.08825" calcext:value-type="currency">
            <text:p>$3.0883</text:p>
          </table:table-cell>
          <table:table-cell table:formula="of:=[.X56]/[.V56]" office:value-type="percentage" office:value="0.1918177630319" calcext:value-type="percentage">
            <text:p>19.1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4" calcext:value-type="float">
            <text:p>54</text:p>
          </table:table-cell>
          <table:table-cell table:formula="of:=[.S56]+([.$K$4]+[.$L$4])/12" office:value-type="float" office:value="141.333333333333" calcext:value-type="float">
            <text:p>141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7]*[.$B$4]+[.T57]*[.$B$5]/1000" office:value-type="currency" office:currency="USD" office:value="0.580458333333333" calcext:value-type="currency">
            <text:p>$0.58</text:p>
          </table:table-cell>
          <table:table-cell table:formula="of:=[.S57]*([.$B$9]+[.$B$11])+SUM([.$T$4:.T57])*([.$B$10]/1000)" office:value-type="currency" office:currency="USD" office:value="16.1691458333333" calcext:value-type="currency">
            <text:p>$16.17</text:p>
          </table:table-cell>
          <table:table-cell table:formula="of:=[.S57]*([.$B$9]+[.$B$11])" office:value-type="currency" office:currency="USD" office:value="13.0733333333333" calcext:value-type="currency">
            <text:p>$13.0733</text:p>
          </table:table-cell>
          <table:table-cell table:formula="of:=SUM([.$T$4:.T57])*([.$B$10]/1000)" office:value-type="currency" office:currency="USD" office:value="3.0958125" calcext:value-type="currency">
            <text:p>$3.0958</text:p>
          </table:table-cell>
          <table:table-cell table:formula="of:=[.X57]/[.V57]" office:value-type="percentage" office:value="0.191464195567948" calcext:value-type="percentage">
            <text:p>19.1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 table:formula="of:=[.S57]+([.$K$4]+[.$L$4])/12" office:value-type="float" office:value="142" calcext:value-type="float">
            <text:p>14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8]*[.$B$4]+[.T58]*[.$B$5]/1000" office:value-type="currency" office:currency="USD" office:value="0.583125" calcext:value-type="currency">
            <text:p>$0.58</text:p>
          </table:table-cell>
          <table:table-cell table:formula="of:=[.S58]*([.$B$9]+[.$B$11])+SUM([.$T$4:.T58])*([.$B$10]/1000)" office:value-type="currency" office:currency="USD" office:value="16.238375" calcext:value-type="currency">
            <text:p>$16.24</text:p>
          </table:table-cell>
          <table:table-cell table:formula="of:=[.S58]*([.$B$9]+[.$B$11])" office:value-type="currency" office:currency="USD" office:value="13.135" calcext:value-type="currency">
            <text:p>$13.1350</text:p>
          </table:table-cell>
          <table:table-cell table:formula="of:=SUM([.$T$4:.T58])*([.$B$10]/1000)" office:value-type="currency" office:currency="USD" office:value="3.103375" calcext:value-type="currency">
            <text:p>$3.1034</text:p>
          </table:table-cell>
          <table:table-cell table:formula="of:=[.X58]/[.V58]" office:value-type="percentage" office:value="0.191113642836799" calcext:value-type="percentage">
            <text:p>19.1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 table:formula="of:=[.S58]+([.$K$4]+[.$L$4])/12" office:value-type="float" office:value="142.666666666667" calcext:value-type="float">
            <text:p>142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9]*[.$B$4]+[.T59]*[.$B$5]/1000" office:value-type="currency" office:currency="USD" office:value="0.585791666666666" calcext:value-type="currency">
            <text:p>$0.59</text:p>
          </table:table-cell>
          <table:table-cell table:formula="of:=[.S59]*([.$B$9]+[.$B$11])+SUM([.$T$4:.T59])*([.$B$10]/1000)" office:value-type="currency" office:currency="USD" office:value="16.3076041666667" calcext:value-type="currency">
            <text:p>$16.31</text:p>
          </table:table-cell>
          <table:table-cell table:formula="of:=[.S59]*([.$B$9]+[.$B$11])" office:value-type="currency" office:currency="USD" office:value="13.1966666666667" calcext:value-type="currency">
            <text:p>$13.1967</text:p>
          </table:table-cell>
          <table:table-cell table:formula="of:=SUM([.$T$4:.T59])*([.$B$10]/1000)" office:value-type="currency" office:currency="USD" office:value="3.1109375" calcext:value-type="currency">
            <text:p>$3.1109</text:p>
          </table:table-cell>
          <table:table-cell table:formula="of:=[.X59]/[.V59]" office:value-type="percentage" office:value="0.190766066443952" calcext:value-type="percentage">
            <text:p>19.0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7" calcext:value-type="float">
            <text:p>57</text:p>
          </table:table-cell>
          <table:table-cell table:formula="of:=[.S59]+([.$K$4]+[.$L$4])/12" office:value-type="float" office:value="143.333333333333" calcext:value-type="float">
            <text:p>143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0]*[.$B$4]+[.T60]*[.$B$5]/1000" office:value-type="currency" office:currency="USD" office:value="0.588458333333333" calcext:value-type="currency">
            <text:p>$0.59</text:p>
          </table:table-cell>
          <table:table-cell table:formula="of:=[.S60]*([.$B$9]+[.$B$11])+SUM([.$T$4:.T60])*([.$B$10]/1000)" office:value-type="currency" office:currency="USD" office:value="16.3768333333333" calcext:value-type="currency">
            <text:p>$16.38</text:p>
          </table:table-cell>
          <table:table-cell table:formula="of:=[.S60]*([.$B$9]+[.$B$11])" office:value-type="currency" office:currency="USD" office:value="13.2583333333333" calcext:value-type="currency">
            <text:p>$13.2583</text:p>
          </table:table-cell>
          <table:table-cell table:formula="of:=SUM([.$T$4:.T60])*([.$B$10]/1000)" office:value-type="currency" office:currency="USD" office:value="3.1185" calcext:value-type="currency">
            <text:p>$3.1185</text:p>
          </table:table-cell>
          <table:table-cell table:formula="of:=[.X60]/[.V60]" office:value-type="percentage" office:value="0.190421428644121" calcext:value-type="percentage">
            <text:p>19.0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 table:formula="of:=[.S60]+([.$K$4]+[.$L$4])/12" office:value-type="float" office:value="144" calcext:value-type="float">
            <text:p>14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1]*[.$B$4]+[.T61]*[.$B$5]/1000" office:value-type="currency" office:currency="USD" office:value="0.591125" calcext:value-type="currency">
            <text:p>$0.59</text:p>
          </table:table-cell>
          <table:table-cell table:formula="of:=[.S61]*([.$B$9]+[.$B$11])+SUM([.$T$4:.T61])*([.$B$10]/1000)" office:value-type="currency" office:currency="USD" office:value="16.4460625" calcext:value-type="currency">
            <text:p>$16.45</text:p>
          </table:table-cell>
          <table:table-cell table:formula="of:=[.S61]*([.$B$9]+[.$B$11])" office:value-type="currency" office:currency="USD" office:value="13.32" calcext:value-type="currency">
            <text:p>$13.3200</text:p>
          </table:table-cell>
          <table:table-cell table:formula="of:=SUM([.$T$4:.T61])*([.$B$10]/1000)" office:value-type="currency" office:currency="USD" office:value="3.1260625" calcext:value-type="currency">
            <text:p>$3.1261</text:p>
          </table:table-cell>
          <table:table-cell table:formula="of:=[.X61]/[.V61]" office:value-type="percentage" office:value="0.190079692327571" calcext:value-type="percentage">
            <text:p>19.0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 table:formula="of:=[.S61]+([.$K$4]+[.$L$4])/12" office:value-type="float" office:value="144.666666666667" calcext:value-type="float">
            <text:p>144.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2]*[.$B$4]+[.T62]*[.$B$5]/1000" office:value-type="currency" office:currency="USD" office:value="0.593791666666666" calcext:value-type="currency">
            <text:p>$0.59</text:p>
          </table:table-cell>
          <table:table-cell table:formula="of:=[.S62]*([.$B$9]+[.$B$11])+SUM([.$T$4:.T62])*([.$B$10]/1000)" office:value-type="currency" office:currency="USD" office:value="16.5152916666667" calcext:value-type="currency">
            <text:p>$16.52</text:p>
          </table:table-cell>
          <table:table-cell table:formula="of:=[.S62]*([.$B$9]+[.$B$11])" office:value-type="currency" office:currency="USD" office:value="13.3816666666667" calcext:value-type="currency">
            <text:p>$13.3817</text:p>
          </table:table-cell>
          <table:table-cell table:formula="of:=SUM([.$T$4:.T62])*([.$B$10]/1000)" office:value-type="currency" office:currency="USD" office:value="3.133625" calcext:value-type="currency">
            <text:p>$3.1336</text:p>
          </table:table-cell>
          <table:table-cell table:formula="of:=[.X62]/[.V62]" office:value-type="percentage" office:value="0.189740821006794" calcext:value-type="percentage">
            <text:p>18.9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 table:formula="of:=[.S62]+([.$K$4]+[.$L$4])/12" office:value-type="float" office:value="145.333333333333" calcext:value-type="float">
            <text:p>145.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3]*[.$B$4]+[.T63]*[.$B$5]/1000" office:value-type="currency" office:currency="USD" office:value="0.596458333333333" calcext:value-type="currency">
            <text:p>$0.60</text:p>
          </table:table-cell>
          <table:table-cell table:formula="of:=[.S63]*([.$B$9]+[.$B$11])+SUM([.$T$4:.T63])*([.$B$10]/1000)" office:value-type="currency" office:currency="USD" office:value="16.5845208333333" calcext:value-type="currency">
            <text:p>$16.58</text:p>
          </table:table-cell>
          <table:table-cell table:formula="of:=[.S63]*([.$B$9]+[.$B$11])" office:value-type="currency" office:currency="USD" office:value="13.4433333333333" calcext:value-type="currency">
            <text:p>$13.4433</text:p>
          </table:table-cell>
          <table:table-cell table:formula="of:=SUM([.$T$4:.T63])*([.$B$10]/1000)" office:value-type="currency" office:currency="USD" office:value="3.1411875" calcext:value-type="currency">
            <text:p>$3.1412</text:p>
          </table:table-cell>
          <table:table-cell table:formula="of:=[.X63]/[.V63]" office:value-type="percentage" office:value="0.189404778803528" calcext:value-type="percentage">
            <text:p>18.94%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0"/>
          <table:table-cell table:formula="of:=SUM([.U4:.U63])/60" office:value-type="currency" office:currency="USD" office:value="0.607372916666667" calcext:value-type="currency">
            <text:p>$0.6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0"/>
          <table:table-cell table:formula="of:=AVERAGE([.U5:.U63])" office:value-type="currency" office:currency="USD" office:value="0.519125" calcext:value-type="currency">
            <text:p>$0.52</text:p>
          </table:table-cell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4" table:default-cell-style-name="Default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Storage</text:p>
          </table:table-cell>
          <table:table-cell table:number-columns-repeated="3"/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Glacier – IE</text:p>
          </table:table-cell>
          <table:table-cell table:number-columns-repeated="2"/>
          <table:table-cell table:style-name="Default" office:value-type="string" calcext:value-type="string">
            <text:p>Data (GB)</text:p>
          </table:table-cell>
          <table:table-cell office:value-type="string" calcext:value-type="string">
            <text:p>File Count</text:p>
          </table:table-cell>
          <table:table-cell table:style-name="Default" office:value-type="string" calcext:value-type="string">
            <text:p>Amazon IE</text:p>
          </table:table-cell>
          <table:table-cell table:style-name="Default" office:value-type="string" calcext:value-type="string">
            <text:p>Amazon Restore</text:p>
          </table:table-cell>
          <table:table-cell table:style-name="Default" office:value-type="string" calcext:value-type="string">
            <text:p>OVH</text:p>
          </table:table-cell>
          <table:table-cell table:style-name="Default" office:value-type="string" calcext:value-type="string">
            <text:p>OVH Restore</text:p>
          </table:table-cell>
        </table:table-row>
        <table:table-row table:style-name="ro1">
          <table:table-cell office:value-type="string" calcext:value-type="string">
            <text:p>Data Size</text:p>
          </table:table-cell>
          <table:table-cell table:style-name="ce5" office:value-type="float" office:value="317" calcext:value-type="float">
            <text:p>317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Storage (GB)</text:p>
          </table:table-cell>
          <table:table-cell table:style-name="ce2" office:value-type="currency" office:currency="USD" office:value="0.004" calcext:value-type="currency">
            <text:p>$0.0040</text:p>
          </table:table-cell>
          <table:table-cell/>
          <table:table-cell office:value-type="string" calcext:value-type="string">
            <text:p>Initial</text:p>
          </table:table-cell>
          <table:table-cell table:formula="of:=[.$B$2]" office:value-type="float" office:value="317" calcext:value-type="float">
            <text:p>317.0</text:p>
          </table:table-cell>
          <table:table-cell table:formula="of:=[.$B$3]" office:value-type="float" office:value="169394" calcext:value-type="float">
            <text:p>169394</text:p>
          </table:table-cell>
          <table:table-cell table:formula="of:=[.$I2]*[.$F$2]+[.$J2]/1000*[.$F$3]+[.$I2]*[.$F$4]" office:value-type="currency" office:currency="USD" office:value="10.58467" calcext:value-type="currency">
            <text:p>$10.58</text:p>
          </table:table-cell>
          <table:table-cell table:formula="of:=[.$I2]*[.$F$7]+[.$J2]/1000*[.$F$8]+([.$I2]-1)*[.$F$9]" office:value-type="currency" office:currency="USD" office:value="33.890835" calcext:value-type="currency">
            <text:p>$33.89</text:p>
          </table:table-cell>
          <table:table-cell table:formula="of:=[.$I2]*[.$F$13]+[.$I2]*[.$F$14]" office:value-type="currency" office:currency="USD" office:value="4.2161" calcext:value-type="currency">
            <text:p>$4.22</text:p>
          </table:table-cell>
          <table:table-cell table:formula="of:=[.$I2]*[.$F$13]+[.$I2]*[.$F$14]" office:value-type="currency" office:currency="USD" office:value="4.2161" calcext:value-type="currency">
            <text:p>$4.22</text:p>
          </table:table-cell>
        </table:table-row>
        <table:table-row table:style-name="ro1">
          <table:table-cell office:value-type="string" calcext:value-type="string">
            <text:p>File Count</text:p>
          </table:table-cell>
          <table:table-cell table:style-name="ce5" office:value-type="float" office:value="169394" calcext:value-type="float">
            <text:p>169,394</text:p>
          </table:table-cell>
          <table:table-cell table:number-columns-repeated="2"/>
          <table:table-cell office:value-type="string" calcext:value-type="string">
            <text:p>Request (1000)</text:p>
          </table:table-cell>
          <table:table-cell table:style-name="ce2" office:value-type="currency" office:currency="USD" office:value="0.055" calcext:value-type="currency">
            <text:p>$0.05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]+[.$B$4]/12" office:value-type="float" office:value="317.666666666667" calcext:value-type="float">
            <text:p>317.7</text:p>
          </table:table-cell>
          <table:table-cell table:formula="of:=[.J2]+[.$B$5]/12" office:value-type="float" office:value="169669" calcext:value-type="float">
            <text:p>169669</text:p>
          </table:table-cell>
          <table:table-cell table:formula="of:=[.$I3]*[.$F$2]+([.$J3]-[.$J2])/1000*[.$F$3]+([.$I3]-[.$I2])*[.$F$4]" office:value-type="currency" office:currency="USD" office:value="1.28579166666667" calcext:value-type="currency">
            <text:p>$1.29</text:p>
          </table:table-cell>
          <table:table-cell table:formula="of:=[.$I3]*[.$F$7]+[.$J3]/1000*[.$F$8]+([.$I3]-1)*[.$F$9]" office:value-type="currency" office:currency="USD" office:value="33.9600641666667" calcext:value-type="currency">
            <text:p>$33.96</text:p>
          </table:table-cell>
          <table:table-cell table:formula="of:=[.$I3]*[.$F$13]+([.$I3]-[.$I2])*[.$F$14]" office:value-type="currency" office:currency="USD" office:value="0.737966666666667" calcext:value-type="currency">
            <text:p>$0.74</text:p>
          </table:table-cell>
          <table:table-cell table:formula="of:=[.$I3]*[.$F$13]+[.$I3]*[.$F$14]" office:value-type="currency" office:currency="USD" office:value="4.22496666666667" calcext:value-type="currency">
            <text:p>$4.22</text:p>
          </table:table-cell>
        </table:table-row>
        <table:table-row table:style-name="ro1">
          <table:table-cell office:value-type="string" calcext:value-type="string">
            <text:p>+1 year 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fer in (GB)</text:p>
          </table:table-cell>
          <table:table-cell table:style-name="ce2" office:value-type="currency" office:currency="USD" office:value="0" calcext:value-type="currency">
            <text:p>$0.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3]+[.$B$4]/12" office:value-type="float" office:value="318.333333333333" calcext:value-type="float">
            <text:p>318.3</text:p>
          </table:table-cell>
          <table:table-cell table:formula="of:=[.J3]+[.$B$5]/12" office:value-type="float" office:value="169944" calcext:value-type="float">
            <text:p>169944</text:p>
          </table:table-cell>
          <table:table-cell table:formula="of:=[.$I4]*[.$F$2]+([.$J4]-[.$J3])/1000*[.$F$3]+([.$I4]-[.$I3])*[.$F$4]" office:value-type="currency" office:currency="USD" office:value="1.28845833333333" calcext:value-type="currency">
            <text:p>$1.29</text:p>
          </table:table-cell>
          <table:table-cell table:formula="of:=[.$I4]*[.$F$7]+[.$J4]/1000*[.$F$8]+([.$I4]-1)*[.$F$9]" office:value-type="currency" office:currency="USD" office:value="34.0292933333333" calcext:value-type="currency">
            <text:p>$34.03</text:p>
          </table:table-cell>
          <table:table-cell table:formula="of:=[.$I4]*[.$F$13]+([.$I4]-[.$I3])*[.$F$14]" office:value-type="currency" office:currency="USD" office:value="0.7395" calcext:value-type="currency">
            <text:p>$0.74</text:p>
          </table:table-cell>
          <table:table-cell table:formula="of:=[.$I4]*[.$F$13]+[.$I4]*[.$F$14]" office:value-type="currency" office:currency="USD" office:value="4.23383333333333" calcext:value-type="currency">
            <text:p>$4.23</text:p>
          </table:table-cell>
        </table:table-row>
        <table:table-row table:style-name="ro1">
          <table:table-cell office:value-type="string" calcext:value-type="string">
            <text:p>+1 year file count</text:p>
          </table:table-cell>
          <table:table-cell office:value-type="float" office:value="3300" calcext:value-type="float">
            <text:p>33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I4]+[.$B$4]/12" office:value-type="float" office:value="319" calcext:value-type="float">
            <text:p>319.0</text:p>
          </table:table-cell>
          <table:table-cell table:formula="of:=[.J4]+[.$B$5]/12" office:value-type="float" office:value="170219" calcext:value-type="float">
            <text:p>170219</text:p>
          </table:table-cell>
          <table:table-cell table:formula="of:=[.$I5]*[.$F$2]+([.$J5]-[.$J4])/1000*[.$F$3]+([.$I5]-[.$I4])*[.$F$4]" office:value-type="currency" office:currency="USD" office:value="1.291125" calcext:value-type="currency">
            <text:p>$1.29</text:p>
          </table:table-cell>
          <table:table-cell table:formula="of:=[.$I5]*[.$F$7]+[.$J5]/1000*[.$F$8]+([.$I5]-1)*[.$F$9]" office:value-type="currency" office:currency="USD" office:value="34.0985225" calcext:value-type="currency">
            <text:p>$34.10</text:p>
          </table:table-cell>
          <table:table-cell table:formula="of:=[.$I5]*[.$F$13]+([.$I5]-[.$I4])*[.$F$14]" office:value-type="currency" office:currency="USD" office:value="0.741033333333334" calcext:value-type="currency">
            <text:p>$0.74</text:p>
          </table:table-cell>
          <table:table-cell table:formula="of:=[.$I5]*[.$F$13]+[.$I5]*[.$F$14]" office:value-type="currency" office:currency="USD" office:value="4.2427" calcext:value-type="currency">
            <text:p>$4.24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1" office:value-type="string" calcext:value-type="string">
            <text:p>Retrieve (Bulk 5-12 hour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5]+[.$B$4]/12" office:value-type="float" office:value="319.666666666667" calcext:value-type="float">
            <text:p>319.7</text:p>
          </table:table-cell>
          <table:table-cell table:formula="of:=[.J5]+[.$B$5]/12" office:value-type="float" office:value="170494" calcext:value-type="float">
            <text:p>170494</text:p>
          </table:table-cell>
          <table:table-cell table:formula="of:=[.$I6]*[.$F$2]+([.$J6]-[.$J5])/1000*[.$F$3]+([.$I6]-[.$I5])*[.$F$4]" office:value-type="currency" office:currency="USD" office:value="1.29379166666667" calcext:value-type="currency">
            <text:p>$1.29</text:p>
          </table:table-cell>
          <table:table-cell table:formula="of:=[.$I6]*[.$F$7]+[.$J6]/1000*[.$F$8]+([.$I6]-1)*[.$F$9]" office:value-type="currency" office:currency="USD" office:value="34.1677516666667" calcext:value-type="currency">
            <text:p>$34.17</text:p>
          </table:table-cell>
          <table:table-cell table:formula="of:=[.$I6]*[.$F$13]+([.$I6]-[.$I5])*[.$F$14]" office:value-type="currency" office:currency="USD" office:value="0.742566666666667" calcext:value-type="currency">
            <text:p>$0.74</text:p>
          </table:table-cell>
          <table:table-cell table:formula="of:=[.$I6]*[.$F$13]+[.$I6]*[.$F$14]" office:value-type="currency" office:currency="USD" office:value="4.25156666666667" calcext:value-type="currency">
            <text:p>$4.25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Retrieval (GB)</text:p>
          </table:table-cell>
          <table:table-cell table:style-name="ce2" office:value-type="currency" office:currency="USD" office:value="0.0025" calcext:value-type="currency">
            <text:p>$0.0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6]+[.$B$4]/12" office:value-type="float" office:value="320.333333333333" calcext:value-type="float">
            <text:p>320.3</text:p>
          </table:table-cell>
          <table:table-cell table:formula="of:=[.J6]+[.$B$5]/12" office:value-type="float" office:value="170769" calcext:value-type="float">
            <text:p>170769</text:p>
          </table:table-cell>
          <table:table-cell table:formula="of:=[.$I7]*[.$F$2]+([.$J7]-[.$J6])/1000*[.$F$3]+([.$I7]-[.$I6])*[.$F$4]" office:value-type="currency" office:currency="USD" office:value="1.29645833333333" calcext:value-type="currency">
            <text:p>$1.30</text:p>
          </table:table-cell>
          <table:table-cell table:formula="of:=[.$I7]*[.$F$7]+[.$J7]/1000*[.$F$8]+([.$I7]-1)*[.$F$9]" office:value-type="currency" office:currency="USD" office:value="34.2369808333333" calcext:value-type="currency">
            <text:p>$34.24</text:p>
          </table:table-cell>
          <table:table-cell table:formula="of:=[.$I7]*[.$F$13]+([.$I7]-[.$I6])*[.$F$14]" office:value-type="currency" office:currency="USD" office:value="0.7441" calcext:value-type="currency">
            <text:p>$0.74</text:p>
          </table:table-cell>
          <table:table-cell table:formula="of:=[.$I7]*[.$F$13]+[.$I7]*[.$F$14]" office:value-type="currency" office:currency="USD" office:value="4.26043333333333" calcext:value-type="currency">
            <text:p>$4.26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Request (1000)</text:p>
          </table:table-cell>
          <table:table-cell table:style-name="ce2" office:value-type="currency" office:currency="USD" office:value="0.0275" calcext:value-type="currency">
            <text:p>$0.02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+[.$B$4]/12" office:value-type="float" office:value="321" calcext:value-type="float">
            <text:p>321.0</text:p>
          </table:table-cell>
          <table:table-cell table:formula="of:=[.J7]+[.$B$5]/12" office:value-type="float" office:value="171044" calcext:value-type="float">
            <text:p>171044</text:p>
          </table:table-cell>
          <table:table-cell table:formula="of:=[.$I8]*[.$F$2]+([.$J8]-[.$J7])/1000*[.$F$3]+([.$I8]-[.$I7])*[.$F$4]" office:value-type="currency" office:currency="USD" office:value="1.299125" calcext:value-type="currency">
            <text:p>$1.30</text:p>
          </table:table-cell>
          <table:table-cell table:formula="of:=[.$I8]*[.$F$7]+[.$J8]/1000*[.$F$8]+([.$I8]-1)*[.$F$9]" office:value-type="currency" office:currency="USD" office:value="34.30621" calcext:value-type="currency">
            <text:p>$34.31</text:p>
          </table:table-cell>
          <table:table-cell table:formula="of:=[.$I8]*[.$F$13]+([.$I8]-[.$I7])*[.$F$14]" office:value-type="currency" office:currency="USD" office:value="0.745633333333334" calcext:value-type="currency">
            <text:p>$0.75</text:p>
          </table:table-cell>
          <table:table-cell table:formula="of:=[.$I8]*[.$F$13]+[.$I8]*[.$F$14]" office:value-type="currency" office:currency="USD" office:value="4.2693" calcext:value-type="currency">
            <text:p>$4.27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fer out (GB)</text:p>
          </table:table-cell>
          <table:table-cell table:style-name="ce2" office:value-type="currency" office:currency="USD" office:value="0.09" calcext:value-type="currency">
            <text:p>$0.0900</text:p>
          </table:table-cell>
          <table:table-cell office:value-type="string" calcext:value-type="string">
            <text:p>First GB Free</text:p>
          </table:table-cell>
          <table:table-cell office:value-type="float" office:value="7" calcext:value-type="float">
            <text:p>7</text:p>
          </table:table-cell>
          <table:table-cell table:formula="of:=[.I8]+[.$B$4]/12" office:value-type="float" office:value="321.666666666667" calcext:value-type="float">
            <text:p>321.7</text:p>
          </table:table-cell>
          <table:table-cell table:formula="of:=[.J8]+[.$B$5]/12" office:value-type="float" office:value="171319" calcext:value-type="float">
            <text:p>171319</text:p>
          </table:table-cell>
          <table:table-cell table:formula="of:=[.$I9]*[.$F$2]+([.$J9]-[.$J8])/1000*[.$F$3]+([.$I9]-[.$I8])*[.$F$4]" office:value-type="currency" office:currency="USD" office:value="1.30179166666667" calcext:value-type="currency">
            <text:p>$1.30</text:p>
          </table:table-cell>
          <table:table-cell table:formula="of:=[.$I9]*[.$F$7]+[.$J9]/1000*[.$F$8]+([.$I9]-1)*[.$F$9]" office:value-type="currency" office:currency="USD" office:value="34.3754391666667" calcext:value-type="currency">
            <text:p>$34.38</text:p>
          </table:table-cell>
          <table:table-cell table:formula="of:=[.$I9]*[.$F$13]+([.$I9]-[.$I8])*[.$F$14]" office:value-type="currency" office:currency="USD" office:value="0.747166666666667" calcext:value-type="currency">
            <text:p>$0.75</text:p>
          </table:table-cell>
          <table:table-cell table:formula="of:=[.$I9]*[.$F$13]+[.$I9]*[.$F$14]" office:value-type="currency" office:currency="USD" office:value="4.27816666666667" calcext:value-type="currency">
            <text:p>$4.28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I9]+[.$B$4]/12" office:value-type="float" office:value="322.333333333333" calcext:value-type="float">
            <text:p>322.3</text:p>
          </table:table-cell>
          <table:table-cell table:formula="of:=[.J9]+[.$B$5]/12" office:value-type="float" office:value="171594" calcext:value-type="float">
            <text:p>171594</text:p>
          </table:table-cell>
          <table:table-cell table:formula="of:=[.$I10]*[.$F$2]+([.$J10]-[.$J9])/1000*[.$F$3]+([.$I10]-[.$I9])*[.$F$4]" office:value-type="currency" office:currency="USD" office:value="1.30445833333333" calcext:value-type="currency">
            <text:p>$1.30</text:p>
          </table:table-cell>
          <table:table-cell table:formula="of:=[.$I10]*[.$F$7]+[.$J10]/1000*[.$F$8]+([.$I10]-1)*[.$F$9]" office:value-type="currency" office:currency="USD" office:value="34.4446683333333" calcext:value-type="currency">
            <text:p>$34.44</text:p>
          </table:table-cell>
          <table:table-cell table:formula="of:=[.$I10]*[.$F$13]+([.$I10]-[.$I9])*[.$F$14]" office:value-type="currency" office:currency="USD" office:value="0.7487" calcext:value-type="currency">
            <text:p>$0.75</text:p>
          </table:table-cell>
          <table:table-cell table:formula="of:=[.$I10]*[.$F$13]+[.$I10]*[.$F$14]" office:value-type="currency" office:currency="USD" office:value="4.28703333333334" calcext:value-type="currency">
            <text:p>$4.29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[.I10]+[.$B$4]/12" office:value-type="float" office:value="323" calcext:value-type="float">
            <text:p>323.0</text:p>
          </table:table-cell>
          <table:table-cell table:formula="of:=[.J10]+[.$B$5]/12" office:value-type="float" office:value="171869" calcext:value-type="float">
            <text:p>171869</text:p>
          </table:table-cell>
          <table:table-cell table:formula="of:=[.$I11]*[.$F$2]+([.$J11]-[.$J10])/1000*[.$F$3]+([.$I11]-[.$I10])*[.$F$4]" office:value-type="currency" office:currency="USD" office:value="1.307125" calcext:value-type="currency">
            <text:p>$1.31</text:p>
          </table:table-cell>
          <table:table-cell table:formula="of:=[.$I11]*[.$F$7]+[.$J11]/1000*[.$F$8]+([.$I11]-1)*[.$F$9]" office:value-type="currency" office:currency="USD" office:value="34.5138975" calcext:value-type="currency">
            <text:p>$34.51</text:p>
          </table:table-cell>
          <table:table-cell table:formula="of:=[.$I11]*[.$F$13]+([.$I11]-[.$I10])*[.$F$14]" office:value-type="currency" office:currency="USD" office:value="0.750233333333334" calcext:value-type="currency">
            <text:p>$0.75</text:p>
          </table:table-cell>
          <table:table-cell table:formula="of:=[.$I11]*[.$F$13]+[.$I11]*[.$F$14]" office:value-type="currency" office:currency="USD" office:value="4.2959" calcext:value-type="currency">
            <text:p>$4.3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OVH Archive Cloud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1]+[.$B$4]/12" office:value-type="float" office:value="323.666666666667" calcext:value-type="float">
            <text:p>323.7</text:p>
          </table:table-cell>
          <table:table-cell table:formula="of:=[.J11]+[.$B$5]/12" office:value-type="float" office:value="172144" calcext:value-type="float">
            <text:p>172144</text:p>
          </table:table-cell>
          <table:table-cell table:formula="of:=[.$I12]*[.$F$2]+([.$J12]-[.$J11])/1000*[.$F$3]+([.$I12]-[.$I11])*[.$F$4]" office:value-type="currency" office:currency="USD" office:value="1.30979166666667" calcext:value-type="currency">
            <text:p>$1.31</text:p>
          </table:table-cell>
          <table:table-cell table:formula="of:=[.$I12]*[.$F$7]+[.$J12]/1000*[.$F$8]+([.$I12]-1)*[.$F$9]" office:value-type="currency" office:currency="USD" office:value="34.5831266666667" calcext:value-type="currency">
            <text:p>$34.58</text:p>
          </table:table-cell>
          <table:table-cell table:formula="of:=[.$I12]*[.$F$13]+([.$I12]-[.$I11])*[.$F$14]" office:value-type="currency" office:currency="USD" office:value="0.751766666666667" calcext:value-type="currency">
            <text:p>$0.75</text:p>
          </table:table-cell>
          <table:table-cell table:formula="of:=[.$I12]*[.$F$13]+[.$I12]*[.$F$14]" office:value-type="currency" office:currency="USD" office:value="4.30476666666667" calcext:value-type="currency">
            <text:p>$4.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age (GB)</text:p>
          </table:table-cell>
          <table:table-cell table:style-name="ce2" office:value-type="currency" office:currency="USD" office:value="0.0023" calcext:value-type="currency">
            <text:p>$0.002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2]+[.$B$4]/12" office:value-type="float" office:value="324.333333333334" calcext:value-type="float">
            <text:p>324.3</text:p>
          </table:table-cell>
          <table:table-cell table:formula="of:=[.J12]+[.$B$5]/12" office:value-type="float" office:value="172419" calcext:value-type="float">
            <text:p>172419</text:p>
          </table:table-cell>
          <table:table-cell table:formula="of:=[.$I13]*[.$F$2]+([.$J13]-[.$J12])/1000*[.$F$3]+([.$I13]-[.$I12])*[.$F$4]" office:value-type="currency" office:currency="USD" office:value="1.31245833333333" calcext:value-type="currency">
            <text:p>$1.31</text:p>
          </table:table-cell>
          <table:table-cell table:formula="of:=[.$I13]*[.$F$7]+[.$J13]/1000*[.$F$8]+([.$I13]-1)*[.$F$9]" office:value-type="currency" office:currency="USD" office:value="34.6523558333334" calcext:value-type="currency">
            <text:p>$34.65</text:p>
          </table:table-cell>
          <table:table-cell table:formula="of:=[.$I13]*[.$F$13]+([.$I13]-[.$I12])*[.$F$14]" office:value-type="currency" office:currency="USD" office:value="0.753300000000001" calcext:value-type="currency">
            <text:p>$0.75</text:p>
          </table:table-cell>
          <table:table-cell table:formula="of:=[.$I13]*[.$F$13]+[.$I13]*[.$F$14]" office:value-type="currency" office:currency="USD" office:value="4.31363333333334" calcext:value-type="currency">
            <text:p>$4.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fer</text:p>
          </table:table-cell>
          <table:table-cell table:style-name="ce2" office:value-type="currency" office:currency="USD" office:value="0.011" calcext:value-type="currency">
            <text:p>$0.011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3]+[.$B$4]/12" office:value-type="float" office:value="325" calcext:value-type="float">
            <text:p>325.0</text:p>
          </table:table-cell>
          <table:table-cell table:formula="of:=[.J13]+[.$B$5]/12" office:value-type="float" office:value="172694" calcext:value-type="float">
            <text:p>172694</text:p>
          </table:table-cell>
          <table:table-cell table:formula="of:=[.$I14]*[.$F$2]+([.$J14]-[.$J13])/1000*[.$F$3]+([.$I14]-[.$I13])*[.$F$4]" office:value-type="currency" office:currency="USD" office:value="1.315125" calcext:value-type="currency">
            <text:p>$1.32</text:p>
          </table:table-cell>
          <table:table-cell table:formula="of:=[.$I14]*[.$F$7]+[.$J14]/1000*[.$F$8]+([.$I14]-1)*[.$F$9]" office:value-type="currency" office:currency="USD" office:value="34.721585" calcext:value-type="currency">
            <text:p>$34.72</text:p>
          </table:table-cell>
          <table:table-cell table:formula="of:=[.$I14]*[.$F$13]+([.$I14]-[.$I13])*[.$F$14]" office:value-type="currency" office:currency="USD" office:value="0.754833333333334" calcext:value-type="currency">
            <text:p>$0.75</text:p>
          </table:table-cell>
          <table:table-cell table:formula="of:=[.$I14]*[.$F$13]+[.$I14]*[.$F$14]" office:value-type="currency" office:currency="USD" office:value="4.3225" calcext:value-type="currency">
            <text:p>$4.32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[.I14]+[.$B$4]/12" office:value-type="float" office:value="325.666666666667" calcext:value-type="float">
            <text:p>325.7</text:p>
          </table:table-cell>
          <table:table-cell table:formula="of:=[.J14]+[.$B$5]/12" office:value-type="float" office:value="172969" calcext:value-type="float">
            <text:p>172969</text:p>
          </table:table-cell>
          <table:table-cell table:formula="of:=[.$I15]*[.$F$2]+([.$J15]-[.$J14])/1000*[.$F$3]+([.$I15]-[.$I14])*[.$F$4]" office:value-type="currency" office:currency="USD" office:value="1.31779166666667" calcext:value-type="currency">
            <text:p>$1.32</text:p>
          </table:table-cell>
          <table:table-cell table:formula="of:=[.$I15]*[.$F$7]+[.$J15]/1000*[.$F$8]+([.$I15]-1)*[.$F$9]" office:value-type="currency" office:currency="USD" office:value="34.7908141666667" calcext:value-type="currency">
            <text:p>$34.79</text:p>
          </table:table-cell>
          <table:table-cell table:formula="of:=[.$I15]*[.$F$13]+([.$I15]-[.$I14])*[.$F$14]" office:value-type="currency" office:currency="USD" office:value="0.756366666666667" calcext:value-type="currency">
            <text:p>$0.76</text:p>
          </table:table-cell>
          <table:table-cell table:formula="of:=[.$I15]*[.$F$13]+[.$I15]*[.$F$14]" office:value-type="currency" office:currency="USD" office:value="4.33136666666667" calcext:value-type="currency">
            <text:p>$4.33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[.I15]+[.$B$4]/12" office:value-type="float" office:value="326.333333333334" calcext:value-type="float">
            <text:p>326.3</text:p>
          </table:table-cell>
          <table:table-cell table:formula="of:=[.J15]+[.$B$5]/12" office:value-type="float" office:value="173244" calcext:value-type="float">
            <text:p>173244</text:p>
          </table:table-cell>
          <table:table-cell table:formula="of:=[.$I16]*[.$F$2]+([.$J16]-[.$J15])/1000*[.$F$3]+([.$I16]-[.$I15])*[.$F$4]" office:value-type="currency" office:currency="USD" office:value="1.32045833333333" calcext:value-type="currency">
            <text:p>$1.32</text:p>
          </table:table-cell>
          <table:table-cell table:formula="of:=[.$I16]*[.$F$7]+[.$J16]/1000*[.$F$8]+([.$I16]-1)*[.$F$9]" office:value-type="currency" office:currency="USD" office:value="34.8600433333334" calcext:value-type="currency">
            <text:p>$34.86</text:p>
          </table:table-cell>
          <table:table-cell table:formula="of:=[.$I16]*[.$F$13]+([.$I16]-[.$I15])*[.$F$14]" office:value-type="currency" office:currency="USD" office:value="0.757900000000001" calcext:value-type="currency">
            <text:p>$0.76</text:p>
          </table:table-cell>
          <table:table-cell table:formula="of:=[.$I16]*[.$F$13]+[.$I16]*[.$F$14]" office:value-type="currency" office:currency="USD" office:value="4.34023333333334" calcext:value-type="currency">
            <text:p>$4.34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I16]+[.$B$4]/12" office:value-type="float" office:value="327" calcext:value-type="float">
            <text:p>327.0</text:p>
          </table:table-cell>
          <table:table-cell table:formula="of:=[.J16]+[.$B$5]/12" office:value-type="float" office:value="173519" calcext:value-type="float">
            <text:p>173519</text:p>
          </table:table-cell>
          <table:table-cell table:formula="of:=[.$I17]*[.$F$2]+([.$J17]-[.$J16])/1000*[.$F$3]+([.$I17]-[.$I16])*[.$F$4]" office:value-type="currency" office:currency="USD" office:value="1.323125" calcext:value-type="currency">
            <text:p>$1.32</text:p>
          </table:table-cell>
          <table:table-cell table:formula="of:=[.$I17]*[.$F$7]+[.$J17]/1000*[.$F$8]+([.$I17]-1)*[.$F$9]" office:value-type="currency" office:currency="USD" office:value="34.9292725" calcext:value-type="currency">
            <text:p>$34.93</text:p>
          </table:table-cell>
          <table:table-cell table:formula="of:=[.$I17]*[.$F$13]+([.$I17]-[.$I16])*[.$F$14]" office:value-type="currency" office:currency="USD" office:value="0.759433333333334" calcext:value-type="currency">
            <text:p>$0.76</text:p>
          </table:table-cell>
          <table:table-cell table:formula="of:=[.$I17]*[.$F$13]+[.$I17]*[.$F$14]" office:value-type="currency" office:currency="USD" office:value="4.3491" calcext:value-type="currency">
            <text:p>$4.35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I17]+[.$B$4]/12" office:value-type="float" office:value="327.666666666667" calcext:value-type="float">
            <text:p>327.7</text:p>
          </table:table-cell>
          <table:table-cell table:formula="of:=[.J17]+[.$B$5]/12" office:value-type="float" office:value="173794" calcext:value-type="float">
            <text:p>173794</text:p>
          </table:table-cell>
          <table:table-cell table:formula="of:=[.$I18]*[.$F$2]+([.$J18]-[.$J17])/1000*[.$F$3]+([.$I18]-[.$I17])*[.$F$4]" office:value-type="currency" office:currency="USD" office:value="1.32579166666667" calcext:value-type="currency">
            <text:p>$1.33</text:p>
          </table:table-cell>
          <table:table-cell table:formula="of:=[.$I18]*[.$F$7]+[.$J18]/1000*[.$F$8]+([.$I18]-1)*[.$F$9]" office:value-type="currency" office:currency="USD" office:value="34.9985016666667" calcext:value-type="currency">
            <text:p>$35.00</text:p>
          </table:table-cell>
          <table:table-cell table:formula="of:=[.$I18]*[.$F$13]+([.$I18]-[.$I17])*[.$F$14]" office:value-type="currency" office:currency="USD" office:value="0.760966666666668" calcext:value-type="currency">
            <text:p>$0.76</text:p>
          </table:table-cell>
          <table:table-cell table:formula="of:=[.$I18]*[.$F$13]+[.$I18]*[.$F$14]" office:value-type="currency" office:currency="USD" office:value="4.35796666666667" calcext:value-type="currency">
            <text:p>$4.36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[.I18]+[.$B$4]/12" office:value-type="float" office:value="328.333333333334" calcext:value-type="float">
            <text:p>328.3</text:p>
          </table:table-cell>
          <table:table-cell table:formula="of:=[.J18]+[.$B$5]/12" office:value-type="float" office:value="174069" calcext:value-type="float">
            <text:p>174069</text:p>
          </table:table-cell>
          <table:table-cell table:formula="of:=[.$I19]*[.$F$2]+([.$J19]-[.$J18])/1000*[.$F$3]+([.$I19]-[.$I18])*[.$F$4]" office:value-type="currency" office:currency="USD" office:value="1.32845833333333" calcext:value-type="currency">
            <text:p>$1.33</text:p>
          </table:table-cell>
          <table:table-cell table:formula="of:=[.$I19]*[.$F$7]+[.$J19]/1000*[.$F$8]+([.$I19]-1)*[.$F$9]" office:value-type="currency" office:currency="USD" office:value="35.0677308333334" calcext:value-type="currency">
            <text:p>$35.07</text:p>
          </table:table-cell>
          <table:table-cell table:formula="of:=[.$I19]*[.$F$13]+([.$I19]-[.$I18])*[.$F$14]" office:value-type="currency" office:currency="USD" office:value="0.762500000000001" calcext:value-type="currency">
            <text:p>$0.76</text:p>
          </table:table-cell>
          <table:table-cell table:formula="of:=[.$I19]*[.$F$13]+[.$I19]*[.$F$14]" office:value-type="currency" office:currency="USD" office:value="4.36683333333334" calcext:value-type="currency">
            <text:p>$4.37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I19]+[.$B$4]/12" office:value-type="float" office:value="329" calcext:value-type="float">
            <text:p>329.0</text:p>
          </table:table-cell>
          <table:table-cell table:formula="of:=[.J19]+[.$B$5]/12" office:value-type="float" office:value="174344" calcext:value-type="float">
            <text:p>174344</text:p>
          </table:table-cell>
          <table:table-cell table:formula="of:=[.$I20]*[.$F$2]+([.$J20]-[.$J19])/1000*[.$F$3]+([.$I20]-[.$I19])*[.$F$4]" office:value-type="currency" office:currency="USD" office:value="1.331125" calcext:value-type="currency">
            <text:p>$1.33</text:p>
          </table:table-cell>
          <table:table-cell table:formula="of:=[.$I20]*[.$F$7]+[.$J20]/1000*[.$F$8]+([.$I20]-1)*[.$F$9]" office:value-type="currency" office:currency="USD" office:value="35.13696" calcext:value-type="currency">
            <text:p>$35.14</text:p>
          </table:table-cell>
          <table:table-cell table:formula="of:=[.$I20]*[.$F$13]+([.$I20]-[.$I19])*[.$F$14]" office:value-type="currency" office:currency="USD" office:value="0.764033333333334" calcext:value-type="currency">
            <text:p>$0.76</text:p>
          </table:table-cell>
          <table:table-cell table:formula="of:=[.$I20]*[.$F$13]+[.$I20]*[.$F$14]" office:value-type="currency" office:currency="USD" office:value="4.3757" calcext:value-type="currency">
            <text:p>$4.38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I20]+[.$B$4]/12" office:value-type="float" office:value="329.666666666667" calcext:value-type="float">
            <text:p>329.7</text:p>
          </table:table-cell>
          <table:table-cell table:formula="of:=[.J20]+[.$B$5]/12" office:value-type="float" office:value="174619" calcext:value-type="float">
            <text:p>174619</text:p>
          </table:table-cell>
          <table:table-cell table:formula="of:=[.$I21]*[.$F$2]+([.$J21]-[.$J20])/1000*[.$F$3]+([.$I21]-[.$I20])*[.$F$4]" office:value-type="currency" office:currency="USD" office:value="1.33379166666667" calcext:value-type="currency">
            <text:p>$1.33</text:p>
          </table:table-cell>
          <table:table-cell table:formula="of:=[.$I21]*[.$F$7]+[.$J21]/1000*[.$F$8]+([.$I21]-1)*[.$F$9]" office:value-type="currency" office:currency="USD" office:value="35.2061891666667" calcext:value-type="currency">
            <text:p>$35.21</text:p>
          </table:table-cell>
          <table:table-cell table:formula="of:=[.$I21]*[.$F$13]+([.$I21]-[.$I20])*[.$F$14]" office:value-type="currency" office:currency="USD" office:value="0.765566666666668" calcext:value-type="currency">
            <text:p>$0.77</text:p>
          </table:table-cell>
          <table:table-cell table:formula="of:=[.$I21]*[.$F$13]+[.$I21]*[.$F$14]" office:value-type="currency" office:currency="USD" office:value="4.38456666666667" calcext:value-type="currency">
            <text:p>$4.3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I21]+[.$B$4]/12" office:value-type="float" office:value="330.333333333334" calcext:value-type="float">
            <text:p>330.3</text:p>
          </table:table-cell>
          <table:table-cell table:formula="of:=[.J21]+[.$B$5]/12" office:value-type="float" office:value="174894" calcext:value-type="float">
            <text:p>174894</text:p>
          </table:table-cell>
          <table:table-cell table:formula="of:=[.$I22]*[.$F$2]+([.$J22]-[.$J21])/1000*[.$F$3]+([.$I22]-[.$I21])*[.$F$4]" office:value-type="currency" office:currency="USD" office:value="1.33645833333333" calcext:value-type="currency">
            <text:p>$1.34</text:p>
          </table:table-cell>
          <table:table-cell table:formula="of:=[.$I22]*[.$F$7]+[.$J22]/1000*[.$F$8]+([.$I22]-1)*[.$F$9]" office:value-type="currency" office:currency="USD" office:value="35.2754183333334" calcext:value-type="currency">
            <text:p>$35.28</text:p>
          </table:table-cell>
          <table:table-cell table:formula="of:=[.$I22]*[.$F$13]+([.$I22]-[.$I21])*[.$F$14]" office:value-type="currency" office:currency="USD" office:value="0.767100000000001" calcext:value-type="currency">
            <text:p>$0.77</text:p>
          </table:table-cell>
          <table:table-cell table:formula="of:=[.$I22]*[.$F$13]+[.$I22]*[.$F$14]" office:value-type="currency" office:currency="USD" office:value="4.39343333333334" calcext:value-type="currency">
            <text:p>$4.39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I22]+[.$B$4]/12" office:value-type="float" office:value="331" calcext:value-type="float">
            <text:p>331.0</text:p>
          </table:table-cell>
          <table:table-cell table:formula="of:=[.J22]+[.$B$5]/12" office:value-type="float" office:value="175169" calcext:value-type="float">
            <text:p>175169</text:p>
          </table:table-cell>
          <table:table-cell table:formula="of:=[.$I23]*[.$F$2]+([.$J23]-[.$J22])/1000*[.$F$3]+([.$I23]-[.$I22])*[.$F$4]" office:value-type="currency" office:currency="USD" office:value="1.339125" calcext:value-type="currency">
            <text:p>$1.34</text:p>
          </table:table-cell>
          <table:table-cell table:formula="of:=[.$I23]*[.$F$7]+[.$J23]/1000*[.$F$8]+([.$I23]-1)*[.$F$9]" office:value-type="currency" office:currency="USD" office:value="35.3446475" calcext:value-type="currency">
            <text:p>$35.34</text:p>
          </table:table-cell>
          <table:table-cell table:formula="of:=[.$I23]*[.$F$13]+([.$I23]-[.$I22])*[.$F$14]" office:value-type="currency" office:currency="USD" office:value="0.768633333333334" calcext:value-type="currency">
            <text:p>$0.77</text:p>
          </table:table-cell>
          <table:table-cell table:formula="of:=[.$I23]*[.$F$13]+[.$I23]*[.$F$14]" office:value-type="currency" office:currency="USD" office:value="4.40230000000001" calcext:value-type="currency">
            <text:p>$4.4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I23]+[.$B$4]/12" office:value-type="float" office:value="331.666666666667" calcext:value-type="float">
            <text:p>331.7</text:p>
          </table:table-cell>
          <table:table-cell table:formula="of:=[.J23]+[.$B$5]/12" office:value-type="float" office:value="175444" calcext:value-type="float">
            <text:p>175444</text:p>
          </table:table-cell>
          <table:table-cell table:formula="of:=[.$I24]*[.$F$2]+([.$J24]-[.$J23])/1000*[.$F$3]+([.$I24]-[.$I23])*[.$F$4]" office:value-type="currency" office:currency="USD" office:value="1.34179166666667" calcext:value-type="currency">
            <text:p>$1.34</text:p>
          </table:table-cell>
          <table:table-cell table:formula="of:=[.$I24]*[.$F$7]+[.$J24]/1000*[.$F$8]+([.$I24]-1)*[.$F$9]" office:value-type="currency" office:currency="USD" office:value="35.4138766666667" calcext:value-type="currency">
            <text:p>$35.41</text:p>
          </table:table-cell>
          <table:table-cell table:formula="of:=[.$I24]*[.$F$13]+([.$I24]-[.$I23])*[.$F$14]" office:value-type="currency" office:currency="USD" office:value="0.770166666666668" calcext:value-type="currency">
            <text:p>$0.77</text:p>
          </table:table-cell>
          <table:table-cell table:formula="of:=[.$I24]*[.$F$13]+[.$I24]*[.$F$14]" office:value-type="currency" office:currency="USD" office:value="4.41116666666667" calcext:value-type="currency">
            <text:p>$4.41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I24]+[.$B$4]/12" office:value-type="float" office:value="332.333333333334" calcext:value-type="float">
            <text:p>332.3</text:p>
          </table:table-cell>
          <table:table-cell table:formula="of:=[.J24]+[.$B$5]/12" office:value-type="float" office:value="175719" calcext:value-type="float">
            <text:p>175719</text:p>
          </table:table-cell>
          <table:table-cell table:formula="of:=[.$I25]*[.$F$2]+([.$J25]-[.$J24])/1000*[.$F$3]+([.$I25]-[.$I24])*[.$F$4]" office:value-type="currency" office:currency="USD" office:value="1.34445833333334" calcext:value-type="currency">
            <text:p>$1.34</text:p>
          </table:table-cell>
          <table:table-cell table:formula="of:=[.$I25]*[.$F$7]+[.$J25]/1000*[.$F$8]+([.$I25]-1)*[.$F$9]" office:value-type="currency" office:currency="USD" office:value="35.4831058333334" calcext:value-type="currency">
            <text:p>$35.48</text:p>
          </table:table-cell>
          <table:table-cell table:formula="of:=[.$I25]*[.$F$13]+([.$I25]-[.$I24])*[.$F$14]" office:value-type="currency" office:currency="USD" office:value="0.771700000000001" calcext:value-type="currency">
            <text:p>$0.77</text:p>
          </table:table-cell>
          <table:table-cell table:formula="of:=[.$I25]*[.$F$13]+[.$I25]*[.$F$14]" office:value-type="currency" office:currency="USD" office:value="4.42003333333334" calcext:value-type="currency">
            <text:p>$4.4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I25]+[.$B$4]/12" office:value-type="float" office:value="333" calcext:value-type="float">
            <text:p>333.0</text:p>
          </table:table-cell>
          <table:table-cell table:formula="of:=[.J25]+[.$B$5]/12" office:value-type="float" office:value="175994" calcext:value-type="float">
            <text:p>175994</text:p>
          </table:table-cell>
          <table:table-cell table:formula="of:=[.$I26]*[.$F$2]+([.$J26]-[.$J25])/1000*[.$F$3]+([.$I26]-[.$I25])*[.$F$4]" office:value-type="currency" office:currency="USD" office:value="1.347125" calcext:value-type="currency">
            <text:p>$1.35</text:p>
          </table:table-cell>
          <table:table-cell table:formula="of:=[.$I26]*[.$F$7]+[.$J26]/1000*[.$F$8]+([.$I26]-1)*[.$F$9]" office:value-type="currency" office:currency="USD" office:value="35.552335" calcext:value-type="currency">
            <text:p>$35.55</text:p>
          </table:table-cell>
          <table:table-cell table:formula="of:=[.$I26]*[.$F$13]+([.$I26]-[.$I25])*[.$F$14]" office:value-type="currency" office:currency="USD" office:value="0.773233333333335" calcext:value-type="currency">
            <text:p>$0.77</text:p>
          </table:table-cell>
          <table:table-cell table:formula="of:=[.$I26]*[.$F$13]+[.$I26]*[.$F$14]" office:value-type="currency" office:currency="USD" office:value="4.42890000000001" calcext:value-type="currency">
            <text:p>$4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8:48:06.61672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9:06:14.494081125</meta:creation-date>
    <dc:date>2017-03-13T19:20:08.126062164</dc:date>
    <meta:editing-duration>PT4H9M12S</meta:editing-duration>
    <meta:editing-cycles>4</meta:editing-cycles>
    <meta:generator>LibreOffice/5.1.6.2.0$Linux_X86_64 LibreOffice_project/10$Build-2</meta:generator>
    <meta:document-statistic meta:table-count="2" meta:cell-count="836" meta:object-count="0"/>
  </office:meta>
</office:document-meta>
</file>